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3915"/>
    </style:style>
    <style:style style:name="P2" style:family="paragraph" style:parent-style-name="Frame_20_contents">
      <style:paragraph-properties fo:text-align="center" style:justify-single-word="false"/>
      <style:text-properties fo:font-size="14pt" fo:font-weight="bold" officeooo:paragraph-rsid="000acefc" style:font-size-asian="14pt" style:font-weight-asian="bold" style:font-size-complex="14pt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fo:font-size="14pt" fo:font-weight="bold" officeooo:paragraph-rsid="000cf9f9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size="14pt" fo:font-weight="bold" officeooo:paragraph-rsid="000d5936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center" style:justify-single-word="false"/>
      <style:text-properties fo:font-size="14pt" fo:font-weight="bold" officeooo:paragraph-rsid="000ef626" style:font-size-asian="14pt" style:font-weight-asian="bold" style:font-size-complex="14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fo:font-size="14pt" fo:font-weight="bold" officeooo:paragraph-rsid="00109411" style:font-size-asian="14pt" style:font-weight-asian="bold" style:font-size-complex="14pt" style:font-weight-complex="bold"/>
    </style:style>
    <style:style style:name="P7" style:family="paragraph" style:parent-style-name="Frame_20_contents">
      <style:paragraph-properties fo:text-align="center" style:justify-single-word="false"/>
      <style:text-properties fo:font-size="14pt" fo:font-weight="bold" officeooo:paragraph-rsid="0011517b" style:font-size-asian="14pt" style:font-weight-asian="bold" style:font-size-complex="14pt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fo:font-size="14pt" fo:font-weight="bold" officeooo:paragraph-rsid="0011e9bc" style:font-size-asian="14pt" style:font-weight-asian="bold" style:font-size-complex="14pt" style:font-weight-complex="bold"/>
    </style:style>
    <style:style style:name="P9" style:family="paragraph" style:parent-style-name="Frame_20_contents">
      <style:paragraph-properties fo:text-align="center" style:justify-single-word="false"/>
      <style:text-properties fo:font-size="14pt" fo:font-weight="bold" officeooo:paragraph-rsid="0013a6fe" style:font-size-asian="14pt" style:font-weight-asian="bold" style:font-size-complex="14pt" style:font-weight-complex="bold"/>
    </style:style>
    <style:style style:name="P10" style:family="paragraph" style:parent-style-name="Frame_20_contents">
      <style:paragraph-properties fo:text-align="center" style:justify-single-word="false"/>
      <style:text-properties fo:font-size="14pt" fo:font-weight="bold" officeooo:paragraph-rsid="0014438f" style:font-size-asian="14pt" style:font-weight-asian="bold" style:font-size-complex="14pt" style:font-weight-complex="bold"/>
    </style:style>
    <style:style style:name="P11" style:family="paragraph" style:parent-style-name="Frame_20_contents">
      <style:paragraph-properties fo:text-align="center" style:justify-single-word="false"/>
      <style:text-properties fo:font-size="14pt" fo:font-weight="bold" officeooo:paragraph-rsid="00163915" style:font-size-asian="14pt" style:font-weight-asian="bold" style:font-size-complex="14pt" style:font-weight-complex="bold"/>
    </style:style>
    <style:style style:name="P12" style:family="paragraph" style:parent-style-name="Frame_20_contents">
      <style:paragraph-properties fo:text-align="end" style:justify-single-word="false"/>
      <style:text-properties fo:font-size="16pt" fo:font-weight="bold" officeooo:paragraph-rsid="000acefc" style:font-size-asian="16pt" style:font-weight-asian="bold" style:font-size-complex="16pt" style:font-weight-complex="bold"/>
    </style:style>
    <style:style style:name="P13" style:family="paragraph" style:parent-style-name="Frame_20_contents">
      <style:paragraph-properties fo:text-align="end" style:justify-single-word="false"/>
      <style:text-properties fo:font-size="16pt" fo:font-weight="bold" officeooo:paragraph-rsid="000cf9f9" style:font-size-asian="16pt" style:font-weight-asian="bold" style:font-size-complex="16pt" style:font-weight-complex="bold"/>
    </style:style>
    <style:style style:name="P14" style:family="paragraph" style:parent-style-name="Frame_20_contents">
      <style:paragraph-properties fo:text-align="end" style:justify-single-word="false"/>
      <style:text-properties fo:font-size="16pt" fo:font-weight="bold" officeooo:paragraph-rsid="000d5936" style:font-size-asian="16pt" style:font-weight-asian="bold" style:font-size-complex="16pt" style:font-weight-complex="bold"/>
    </style:style>
    <style:style style:name="P15" style:family="paragraph" style:parent-style-name="Frame_20_contents">
      <style:paragraph-properties fo:text-align="end" style:justify-single-word="false"/>
      <style:text-properties fo:font-size="16pt" fo:font-weight="bold" officeooo:paragraph-rsid="000ef626" style:font-size-asian="16pt" style:font-weight-asian="bold" style:font-size-complex="16pt" style:font-weight-complex="bold"/>
    </style:style>
    <style:style style:name="P16" style:family="paragraph" style:parent-style-name="Frame_20_contents">
      <style:paragraph-properties fo:text-align="end" style:justify-single-word="false"/>
      <style:text-properties fo:font-size="16pt" fo:font-weight="bold" officeooo:paragraph-rsid="00109411" style:font-size-asian="16pt" style:font-weight-asian="bold" style:font-size-complex="16pt" style:font-weight-complex="bold"/>
    </style:style>
    <style:style style:name="P17" style:family="paragraph" style:parent-style-name="Frame_20_contents">
      <style:paragraph-properties fo:text-align="end" style:justify-single-word="false"/>
      <style:text-properties fo:font-size="16pt" fo:font-weight="bold" officeooo:paragraph-rsid="0011517b" style:font-size-asian="16pt" style:font-weight-asian="bold" style:font-size-complex="16pt" style:font-weight-complex="bold"/>
    </style:style>
    <style:style style:name="P18" style:family="paragraph" style:parent-style-name="Frame_20_contents">
      <style:paragraph-properties fo:text-align="end" style:justify-single-word="false"/>
      <style:text-properties fo:font-size="16pt" fo:font-weight="bold" officeooo:paragraph-rsid="0011e9bc" style:font-size-asian="16pt" style:font-weight-asian="bold" style:font-size-complex="16pt" style:font-weight-complex="bold"/>
    </style:style>
    <style:style style:name="P19" style:family="paragraph" style:parent-style-name="Frame_20_contents">
      <style:paragraph-properties fo:text-align="end" style:justify-single-word="false"/>
      <style:text-properties fo:font-size="16pt" fo:font-weight="bold" officeooo:paragraph-rsid="0013a6fe" style:font-size-asian="16pt" style:font-weight-asian="bold" style:font-size-complex="16pt" style:font-weight-complex="bold"/>
    </style:style>
    <style:style style:name="P20" style:family="paragraph" style:parent-style-name="Frame_20_contents">
      <style:paragraph-properties fo:text-align="end" style:justify-single-word="false"/>
      <style:text-properties fo:font-size="16pt" fo:font-weight="bold" officeooo:paragraph-rsid="0014438f" style:font-size-asian="16pt" style:font-weight-asian="bold" style:font-size-complex="16pt" style:font-weight-complex="bold"/>
    </style:style>
    <style:style style:name="P21" style:family="paragraph" style:parent-style-name="Frame_20_contents">
      <style:paragraph-properties fo:text-align="end" style:justify-single-word="false"/>
      <style:text-properties fo:font-size="16pt" fo:font-weight="bold" officeooo:paragraph-rsid="00163915" style:font-size-asian="16pt" style:font-weight-asian="bold" style:font-size-complex="16pt" style:font-weight-complex="bold"/>
    </style:style>
    <style:style style:name="P22" style:family="paragraph" style:parent-style-name="Frame_20_contents">
      <style:text-properties fo:font-size="13pt" officeooo:paragraph-rsid="000acefc" style:font-size-asian="13pt" style:font-size-complex="13pt"/>
    </style:style>
    <style:style style:name="P23" style:family="paragraph" style:parent-style-name="Frame_20_contents">
      <style:text-properties fo:font-size="13pt" officeooo:paragraph-rsid="000cf9f9" style:font-size-asian="13pt" style:font-size-complex="13pt"/>
    </style:style>
    <style:style style:name="P24" style:family="paragraph" style:parent-style-name="Frame_20_contents">
      <style:text-properties fo:font-size="13pt" officeooo:paragraph-rsid="000d5936" style:font-size-asian="13pt" style:font-size-complex="13pt"/>
    </style:style>
    <style:style style:name="P25" style:family="paragraph" style:parent-style-name="Frame_20_contents">
      <style:text-properties fo:font-size="13pt" officeooo:paragraph-rsid="000ef626" style:font-size-asian="13pt" style:font-size-complex="13pt"/>
    </style:style>
    <style:style style:name="P26" style:family="paragraph" style:parent-style-name="Frame_20_contents">
      <style:text-properties fo:font-size="13pt" officeooo:paragraph-rsid="00109411" style:font-size-asian="13pt" style:font-size-complex="13pt"/>
    </style:style>
    <style:style style:name="P27" style:family="paragraph" style:parent-style-name="Frame_20_contents">
      <style:text-properties fo:font-size="13pt" officeooo:paragraph-rsid="0011517b" style:font-size-asian="13pt" style:font-size-complex="13pt"/>
    </style:style>
    <style:style style:name="P28" style:family="paragraph" style:parent-style-name="Frame_20_contents">
      <style:text-properties fo:font-size="13pt" officeooo:paragraph-rsid="0011e9bc" style:font-size-asian="13pt" style:font-size-complex="13pt"/>
    </style:style>
    <style:style style:name="P29" style:family="paragraph" style:parent-style-name="Frame_20_contents">
      <style:text-properties fo:font-size="13pt" officeooo:paragraph-rsid="0013a6fe" style:font-size-asian="13pt" style:font-size-complex="13pt"/>
    </style:style>
    <style:style style:name="P30" style:family="paragraph" style:parent-style-name="Frame_20_contents">
      <style:text-properties fo:font-size="13pt" officeooo:paragraph-rsid="00163915" style:font-size-asian="13pt" style:font-size-complex="13pt"/>
    </style:style>
    <style:style style:name="P31" style:family="paragraph" style:parent-style-name="Frame_20_contents">
      <style:paragraph-properties fo:text-align="center" style:justify-single-word="false"/>
      <style:text-properties fo:font-size="13pt" fo:font-weight="bold" officeooo:paragraph-rsid="000d5936" style:font-size-asian="13pt" style:font-weight-asian="bold" style:font-size-complex="13pt" style:font-weight-complex="bold"/>
    </style:style>
    <style:style style:name="P32" style:family="paragraph" style:parent-style-name="Frame_20_contents">
      <style:paragraph-properties fo:text-align="center" style:justify-single-word="false"/>
      <style:text-properties fo:font-size="13pt" fo:font-weight="bold" officeooo:paragraph-rsid="00109411" style:font-size-asian="13pt" style:font-weight-asian="bold" style:font-size-complex="13pt" style:font-weight-complex="bold"/>
    </style:style>
    <style:style style:name="T1" style:family="text">
      <style:text-properties officeooo:rsid="000acefc"/>
    </style:style>
    <style:style style:name="T2" style:family="text">
      <style:text-properties officeooo:rsid="000cf9f9"/>
    </style:style>
    <style:style style:name="T3" style:family="text">
      <style:text-properties officeooo:rsid="000d5936"/>
    </style:style>
    <style:style style:name="T4" style:family="text">
      <style:text-properties officeooo:rsid="000ef626"/>
    </style:style>
    <style:style style:name="T5" style:family="text">
      <style:text-properties officeooo:rsid="00109411"/>
    </style:style>
    <style:style style:name="T6" style:family="text">
      <style:text-properties officeooo:rsid="0011517b"/>
    </style:style>
    <style:style style:name="T7" style:family="text">
      <style:text-properties officeooo:rsid="0011e9bc"/>
    </style:style>
    <style:style style:name="T8" style:family="text">
      <style:text-properties officeooo:rsid="0013a6fe"/>
    </style:style>
    <style:style style:name="T9" style:family="text">
      <style:text-properties officeooo:rsid="0014438f"/>
    </style:style>
    <style:style style:name="T10" style:family="text">
      <style:text-properties officeooo:rsid="00163915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baseline" style:horizontal-pos="center" style:horizontal-rel="paragraph" fo:background-color="transparent" style:background-transparency="100%" fo:padding="0.15cm" fo:border="7.8pt solid #3deb3d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frame" style:horizontal-pos="from-left" style:horizontal-rel="frame" fo:padding="0cm" fo:border="none" style:shadow="none"/>
    </style:style>
    <style:style style:name="fr3" style:family="graphic" style:parent-style-name="Frame">
      <style:graphic-properties style:run-through="foreground" style:wrap="run-through" style:number-wrapped-paragraphs="no-limit" style:vertical-pos="top" style:vertical-rel="baseline" style:horizontal-pos="center" style:horizontal-rel="paragraph" fo:background-color="transparent" style:background-transparency="100%" fo:padding="0.15cm" fo:border="7.8pt solid #00b8ff" style:shadow="none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top" style:vertical-rel="baseline" style:horizontal-pos="center" style:horizontal-rel="paragraph" fo:background-color="transparent" style:background-transparency="100%" fo:padding="0.15cm" fo:border="7.8pt solid #ff3333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hmen33" text:anchor-type="as-char" svg:width="5.001cm" svg:height="7.001cm" draw:z-index="24"><draw:text-box><draw:frame draw:style-name="fr2" draw:name="Rahmen34" text:anchor-type="frame" svg:x="3.709cm" svg:y="5.988cm" svg:width="0.878cm" draw:z-index="25"><draw:text-box fo:min-height="0.651cm"><text:p text:style-name="P12"><text:span text:style-name="T1">0</text:span></text:p></draw:text-box></draw:frame><text:p text:style-name="P4"><text:span text:style-name="T3">Gestrandeter Wal</text:span></text:p><text:p text:style-name="P22"><text:span text:style-name="T1">Der Meeresgott setzt </text:span><text:span text:style-name="T2">2</text:span><text:span text:style-name="T1"> </text:span><text:span text:style-name="T3">Nahrung </text:span><text:span text:style-name="T1">auf genau ein Küstenfeld.</text:span></text:p></draw:text-box></draw:frame><draw:frame draw:style-name="fr1" draw:name="Rahmen37" text:anchor-type="as-char" svg:width="5.001cm" svg:height="7.001cm" draw:z-index="30"><draw:text-box><draw:frame draw:style-name="fr2" draw:name="Rahmen38" text:anchor-type="frame" svg:x="3.709cm" svg:y="5.988cm" svg:width="0.878cm" draw:z-index="31"><draw:text-box fo:min-height="0.651cm"><text:p text:style-name="P12"><text:span text:style-name="T1">0</text:span></text:p></draw:text-box></draw:frame><text:p text:style-name="P4"><text:span text:style-name="T3">Gestrandeter Wal</text:span></text:p><text:p text:style-name="P22"><text:span text:style-name="T1">Der Meeresgott setzt </text:span><text:span text:style-name="T2">2</text:span><text:span text:style-name="T1"> </text:span><text:span text:style-name="T3">Nahrung </text:span><text:span text:style-name="T1">auf genau ein Küstenfeld.</text:span></text:p></draw:text-box></draw:frame><draw:frame draw:style-name="fr1" draw:name="Rahmen15" text:anchor-type="as-char" svg:width="5.001cm" svg:height="7.001cm" draw:z-index="20"><draw:text-box><draw:frame draw:style-name="fr2" draw:name="Rahmen16" text:anchor-type="frame" svg:x="3.709cm" svg:y="5.988cm" svg:width="0.878cm" draw:z-index="21"><draw:text-box fo:min-height="0.651cm"><text:p text:style-name="P12"><text:span text:style-name="T1">0</text:span></text:p></draw:text-box></draw:frame><text:p text:style-name="P2"><text:span text:style-name="T1">Schiffswrack</text:span></text:p><text:p text:style-name="P22"><text:span text:style-name="T1">Der Meeresgott setzt </text:span><text:span text:style-name="T2">2</text:span><text:span text:style-name="T1"> Holz<text:tab/> auf genau ein Küstenfeld.</text:span></text:p></draw:text-box></draw:frame><draw:frame draw:style-name="fr1" draw:name="Rahmen5" text:anchor-type="as-char" svg:width="5.001cm" svg:height="7.001cm" draw:z-index="0"><draw:text-box><draw:frame draw:style-name="fr2" draw:name="Rahmen6" text:anchor-type="frame" svg:x="3.709cm" svg:y="5.988cm" svg:width="0.878cm" draw:z-index="1"><draw:text-box fo:min-height="0.651cm"><text:p text:style-name="P12"><text:span text:style-name="T1">0</text:span></text:p></draw:text-box></draw:frame><text:p text:style-name="P2"><text:span text:style-name="T1">Schiffswrack</text:span></text:p><text:p text:style-name="P22"><text:span text:style-name="T1">Der Meeresgott setzt 1 Holz und 1 Erz auf genau ein Küstenfeld.</text:span></text:p></draw:text-box></draw:frame><draw:frame draw:style-name="fr1" draw:name="Rahmen7" text:anchor-type="as-char" svg:width="5.001cm" svg:height="7.001cm" draw:z-index="2"><draw:text-box><draw:frame draw:style-name="fr2" draw:name="Rahmen8" text:anchor-type="frame" svg:x="3.709cm" svg:y="5.988cm" svg:width="0.878cm" draw:z-index="3"><draw:text-box fo:min-height="0.651cm"><text:p text:style-name="P12"><text:span text:style-name="T1">0</text:span></text:p></draw:text-box></draw:frame><text:p text:style-name="P3"><text:span text:style-name="T2">Regen</text:span></text:p><text:p text:style-name="P23"><text:span text:style-name="T2">Der Meeresgott verteilt 1 Nahrung und 2 Holz auf der Insel in seiner Güte.<text:tab/></text:span></text:p></draw:text-box></draw:frame><draw:frame draw:style-name="fr1" draw:name="Rahmen31" text:anchor-type="as-char" svg:width="5.001cm" svg:height="7.001cm" draw:z-index="22"><draw:text-box><draw:frame draw:style-name="fr2" draw:name="Rahmen32" text:anchor-type="frame" svg:x="3.709cm" svg:y="5.988cm" svg:width="0.878cm" draw:z-index="23"><draw:text-box fo:min-height="0.651cm"><text:p text:style-name="P12"><text:span text:style-name="T1">0</text:span></text:p></draw:text-box></draw:frame><text:p text:style-name="P3"><text:span text:style-name="T2">Regen</text:span></text:p><text:p text:style-name="P23"><text:span text:style-name="T2">Der Meeresgott verteilt </text:span><text:span text:style-name="T3">2</text:span><text:span text:style-name="T2"> Nahrung und </text:span><text:span text:style-name="T3">1</text:span><text:span text:style-name="T2"> Holz auf der Insel in seiner Güte.<text:tab/></text:span></text:p></draw:text-box></draw:frame><draw:frame draw:style-name="fr1" draw:name="Rahmen13" text:anchor-type="as-char" svg:width="5.001cm" svg:height="7.001cm" draw:z-index="8"><draw:text-box><draw:frame draw:style-name="fr2" draw:name="Rahmen14" text:anchor-type="frame" svg:x="3.709cm" svg:y="5.988cm" svg:width="0.878cm" draw:z-index="9"><draw:text-box fo:min-height="0.651cm"><text:p text:style-name="P12"><text:span text:style-name="T1">0</text:span></text:p></draw:text-box></draw:frame><text:p text:style-name="P3"><text:span text:style-name="T2">Regen</text:span></text:p><text:p text:style-name="P23"><text:span text:style-name="T2">Der Meeresgott verteilt 3 Nahrung auf der Insel in seiner Güte.<text:tab/></text:span></text:p></draw:text-box></draw:frame><draw:frame draw:style-name="fr1" draw:name="Rahmen25" text:anchor-type="as-char" svg:width="5.001cm" svg:height="7.001cm" draw:z-index="18"><draw:text-box><draw:frame draw:style-name="fr2" draw:name="Rahmen26" text:anchor-type="frame" svg:x="3.709cm" svg:y="5.988cm" svg:width="0.878cm" draw:z-index="19"><draw:text-box fo:min-height="0.651cm"><text:p text:style-name="P12"><text:span text:style-name="T1">0</text:span></text:p></draw:text-box></draw:frame><text:p text:style-name="P3"><text:span text:style-name="T2">Regen</text:span></text:p><text:p text:style-name="P23"><text:span text:style-name="T2">Der Meeresgott verteilt 3 Holz auf der Insel in seiner Güte.<text:tab/></text:span></text:p></draw:text-box></draw:frame><draw:frame draw:style-name="fr1" draw:name="Rahmen21" text:anchor-type="as-char" svg:width="5.001cm" svg:height="7.001cm" draw:z-index="16"><draw:text-box><draw:frame draw:style-name="fr2" draw:name="Rahmen22" text:anchor-type="frame" svg:x="3.709cm" svg:y="5.988cm" svg:width="0.878cm" draw:z-index="17"><draw:text-box fo:min-height="0.651cm"><text:p text:style-name="P12"><text:span text:style-name="T1">0</text:span></text:p></draw:text-box></draw:frame><text:p text:style-name="P3"><text:span text:style-name="T2">Regen</text:span></text:p><text:p text:style-name="P23"><text:span text:style-name="T2">Der Meeresgott verteilt 2 Nahrung und 1 Holz auf der Insel in seiner Güte.<text:tab/></text:span></text:p></draw:text-box></draw:frame><text:soft-page-break/><draw:frame draw:style-name="fr1" draw:name="Rahmen29" text:anchor-type="as-char" svg:width="5.001cm" svg:height="7.001cm" draw:z-index="32"><draw:text-box><draw:frame draw:style-name="fr2" draw:name="Rahmen30" text:anchor-type="frame" svg:x="3.709cm" svg:y="5.988cm" svg:width="0.878cm" draw:z-index="33"><draw:text-box fo:min-height="0.651cm"><text:p text:style-name="P14"><text:span text:style-name="T3">0</text:span></text:p></draw:text-box></draw:frame><text:p text:style-name="P4"><text:span text:style-name="T3">Hochwasser</text:span></text:p><text:p text:style-name="P23"><text:span text:style-name="T2">Der Meeresgott </text:span><text:span text:style-name="T3">stoppt die Produktion für diese Runde und verteilt 4 Nahrung auf der Insel</text:span><text:span text:style-name="T2">.</text:span></text:p></draw:text-box></draw:frame><draw:frame draw:style-name="fr1" draw:name="Rahmen39" text:anchor-type="as-char" svg:width="5.001cm" svg:height="7.001cm" draw:z-index="34"><draw:text-box><draw:frame draw:style-name="fr2" draw:name="Rahmen40" text:anchor-type="frame" svg:x="3.709cm" svg:y="5.988cm" svg:width="0.878cm" draw:z-index="35"><draw:text-box fo:min-height="0.651cm"><text:p text:style-name="P14"><text:span text:style-name="T3">0</text:span></text:p></draw:text-box></draw:frame><text:p text:style-name="P4"><text:span text:style-name="T3">Hochwasser</text:span></text:p><text:p text:style-name="P23"><text:span text:style-name="T2">Der Meeresgott </text:span><text:span text:style-name="T3">stoppt die Produktion für diese Runde und verteilt 4 Nahrung auf der Insel</text:span><text:span text:style-name="T2">.</text:span></text:p></draw:text-box></draw:frame><draw:frame draw:style-name="fr1" draw:name="Rahmen17" text:anchor-type="as-char" svg:width="5.001cm" svg:height="7.001cm" draw:z-index="36"><draw:text-box><draw:frame draw:style-name="fr2" draw:name="Rahmen18" text:anchor-type="frame" svg:x="3.709cm" svg:y="5.988cm" svg:width="0.878cm" draw:z-index="37"><draw:text-box fo:min-height="0.651cm"><text:p text:style-name="P13"><text:span text:style-name="T2">4</text:span></text:p></draw:text-box></draw:frame><text:p text:style-name="P3"><text:span text:style-name="T2">Überschwemmung</text:span></text:p><text:p text:style-name="P22"><text:span text:style-name="T1">Der Meeresgott </text:span><text:span text:style-name="T2">überflutet die Küstenfelder und verhindert dort jegliche Bewegung. Er verteilt</text:span><text:span text:style-name="T1"> </text:span><text:span text:style-name="T2">1Nahrung 3</text:span><text:span text:style-name="T1"> Holz auf </text:span><text:span text:style-name="T2">den</text:span><text:span text:style-name="T1"> Küstenfeld</text:span><text:span text:style-name="T2">ern</text:span><text:span text:style-name="T1">.</text:span></text:p></draw:text-box></draw:frame><draw:frame draw:style-name="fr1" draw:name="Rahmen47" text:anchor-type="as-char" svg:width="5.001cm" svg:height="7.001cm" draw:z-index="46"><draw:text-box><draw:frame draw:style-name="fr2" draw:name="Rahmen48" text:anchor-type="frame" svg:x="3.709cm" svg:y="5.988cm" svg:width="0.878cm" draw:z-index="47"><draw:text-box fo:min-height="0.651cm"><text:p text:style-name="P13"><text:span text:style-name="T2">4</text:span></text:p></draw:text-box></draw:frame><text:p text:style-name="P3"><text:span text:style-name="T2">Überschwemmung</text:span></text:p><text:p text:style-name="P22"><text:span text:style-name="T1">Der Meeresgott </text:span><text:span text:style-name="T2">überflutet die Küstenfelder und verhindert dort jegliche Bewegung. Er verteilt</text:span><text:span text:style-name="T1"> </text:span><text:span text:style-name="T2">1Nahrung 3</text:span><text:span text:style-name="T1"> Holz auf </text:span><text:span text:style-name="T2">den</text:span><text:span text:style-name="T1"> Küstenfeld</text:span><text:span text:style-name="T2">ern</text:span><text:span text:style-name="T1">.</text:span></text:p></draw:text-box></draw:frame><draw:frame draw:style-name="fr1" draw:name="Rahmen41" text:anchor-type="as-char" svg:width="5.001cm" svg:height="7.001cm" draw:z-index="38"><draw:text-box><draw:frame draw:style-name="fr2" draw:name="Rahmen42" text:anchor-type="frame" svg:x="3.709cm" svg:y="5.988cm" svg:width="0.878cm" draw:z-index="39"><draw:text-box fo:min-height="0.651cm"><text:p text:style-name="P14"><text:span text:style-name="T3">3</text:span></text:p></draw:text-box></draw:frame><text:p text:style-name="P3"><text:span text:style-name="T2">Überschwemmung</text:span></text:p><text:p text:style-name="P22"><text:span text:style-name="T1">Der Meeresgott </text:span><text:span text:style-name="T2">überflutet die Küstenfelder und verhindert dort jegliche Bewegung. Er verteilt</text:span><text:span text:style-name="T1"> </text:span><text:span text:style-name="T2">1Nahrung </text:span><text:span text:style-name="T3">2</text:span><text:span text:style-name="T1"> Holz </text:span><text:span text:style-name="T3">1 Erz </text:span><text:span text:style-name="T1">auf </text:span><text:span text:style-name="T2">den</text:span><text:span text:style-name="T1"> Küstenfeld</text:span><text:span text:style-name="T2">ern</text:span><text:span text:style-name="T1">.</text:span></text:p></draw:text-box></draw:frame><draw:frame draw:style-name="fr1" draw:name="Rahmen1" text:anchor-type="as-char" svg:width="5.001cm" svg:height="7.001cm" draw:z-index="42"><draw:text-box><draw:frame draw:style-name="fr2" draw:name="Rahmen2" text:anchor-type="frame" svg:x="3.709cm" svg:y="5.988cm" svg:width="0.878cm" draw:z-index="43"><draw:text-box fo:min-height="0.651cm"><text:p text:style-name="P12"><text:span text:style-name="T1">0</text:span></text:p></draw:text-box></draw:frame><text:p text:style-name="P2"><text:span text:style-name="T1">Monsun</text:span></text:p><text:p text:style-name="P22"><text:span text:style-name="T1">Jede aktive Farm bringt Ertrag.</text:span></text:p></draw:text-box></draw:frame><draw:frame draw:style-name="fr1" draw:name="Rahmen45" text:anchor-type="as-char" svg:width="5.001cm" svg:height="7.001cm" draw:z-index="44"><draw:text-box><draw:frame draw:style-name="fr2" draw:name="Rahmen46" text:anchor-type="frame" svg:x="3.709cm" svg:y="5.988cm" svg:width="0.878cm" draw:z-index="45"><draw:text-box fo:min-height="0.651cm"><text:p text:style-name="P12"><text:span text:style-name="T1">0</text:span></text:p></draw:text-box></draw:frame><text:p text:style-name="P2"><text:span text:style-name="T1">Monsun</text:span></text:p><text:p text:style-name="P22"><text:span text:style-name="T1">Jede aktive Farm bringt Ertrag.</text:span></text:p></draw:text-box></draw:frame><draw:frame draw:style-name="fr1" draw:name="Rahmen9" text:anchor-type="as-char" svg:width="5.001cm" svg:height="7.001cm" draw:z-index="4"><draw:text-box><draw:frame draw:style-name="fr2" draw:name="Rahmen10" text:anchor-type="frame" svg:x="3.709cm" svg:y="5.988cm" svg:width="0.878cm" draw:z-index="5"><draw:text-box fo:min-height="0.651cm"><text:p text:style-name="P13"><text:span text:style-name="T2">2</text:span></text:p></draw:text-box></draw:frame><text:p text:style-name="P3"><text:span text:style-name="T2">Erdrutsch</text:span></text:p><text:p text:style-name="P23"><text:span text:style-name="T2">Der Meeresgott entfernt 1 Teil. Häuser rutschen nach innen auf der Insel, Res</text:span><text:span text:style-name="T4">s</text:span><text:span text:style-name="T2">ourcen werden zerstört.</text:span></text:p></draw:text-box></draw:frame><draw:frame draw:style-name="fr1" draw:name="Rahmen11" text:anchor-type="as-char" svg:width="5.001cm" svg:height="7.001cm" draw:z-index="6"><draw:text-box><draw:frame draw:style-name="fr2" draw:name="Rahmen12" text:anchor-type="frame" svg:x="3.709cm" svg:y="5.988cm" svg:width="0.878cm" draw:z-index="7"><draw:text-box fo:min-height="0.651cm"><text:p text:style-name="P13"><text:span text:style-name="T2">2</text:span></text:p></draw:text-box></draw:frame><text:p text:style-name="P3"><text:span text:style-name="T2">Belehrung</text:span></text:p><text:p text:style-name="P22"><text:span text:style-name="T1">Der Meeresgott </text:span><text:span text:style-name="T2">belehrt einen beliebigen Menschen (außer dem Priester), der sich daraufhin sofort opfert. Das Opfer hinterlässt ein Erz.</text:span></text:p></draw:text-box></draw:frame><text:soft-page-break/><draw:frame draw:style-name="fr1" draw:name="Rahmen3" text:anchor-type="as-char" svg:width="5.001cm" svg:height="7.001cm" draw:z-index="26"><draw:text-box><draw:frame draw:style-name="fr2" draw:name="Rahmen4" text:anchor-type="frame" svg:x="3.709cm" svg:y="5.988cm" svg:width="0.878cm" draw:z-index="27"><draw:text-box fo:min-height="0.651cm"><text:p text:style-name="P12"><text:span text:style-name="T1">3</text:span></text:p></draw:text-box></draw:frame><text:p text:style-name="P2"><text:span text:style-name="T1">Lokales Wunder</text:span></text:p><text:p text:style-name="P22"><text:span text:style-name="T1">Alle Menschen an einem Feld werden erleuchtet und opfern sich freiwillig.</text:span></text:p><text:p text:style-name="P22"><text:span text:style-name="T1">Für jedes Opfer wird 1 Erz und 1 Holz auf der Insel verteilt.</text:span></text:p></draw:text-box></draw:frame><draw:frame draw:style-name="fr1" draw:name="Rahmen19" text:anchor-type="as-char" svg:width="5.001cm" svg:height="7.001cm" draw:z-index="10"><draw:text-box><draw:frame draw:style-name="fr2" draw:name="Rahmen20" text:anchor-type="frame" svg:x="3.709cm" svg:y="5.988cm" svg:width="0.878cm" draw:z-index="11"><draw:text-box fo:min-height="0.651cm"><text:p text:style-name="P13"><text:span text:style-name="T2">n</text:span></text:p></draw:text-box></draw:frame><text:p text:style-name="P3"><text:span text:style-name="T2">Release the Kraken</text:span></text:p><text:p text:style-name="P23"><text:span text:style-name="T2">Verschiebe n Menschen auf beliebige Felder.</text:span></text:p></draw:text-box></draw:frame><draw:frame draw:style-name="fr1" draw:name="Rahmen23" text:anchor-type="as-char" svg:width="5.001cm" svg:height="7.001cm" draw:z-index="12"><draw:text-box><draw:frame draw:style-name="fr2" draw:name="Rahmen24" text:anchor-type="frame" svg:x="3.709cm" svg:y="5.988cm" svg:width="0.878cm" draw:z-index="13"><draw:text-box fo:min-height="0.651cm"><text:p text:style-name="P13"><text:span text:style-name="T2">1</text:span></text:p></draw:text-box></draw:frame><text:p text:style-name="P3"><text:span text:style-name="T2">Felshagel</text:span></text:p><text:p text:style-name="P23"><text:span text:style-name="T2">Der Meeresgott schleudert 1 Erz auf ein Feld und zerstört hier ein Haus.</text:span></text:p></draw:text-box></draw:frame><draw:frame draw:style-name="fr1" draw:name="Rahmen27" text:anchor-type="as-char" svg:width="5.001cm" svg:height="7.001cm" draw:z-index="14"><draw:text-box><draw:frame draw:style-name="fr2" draw:name="Rahmen28" text:anchor-type="frame" svg:x="3.709cm" svg:y="5.988cm" svg:width="0.878cm" draw:z-index="15"><draw:text-box fo:min-height="0.651cm"><text:p text:style-name="P13"><text:span text:style-name="T2">1</text:span></text:p></draw:text-box></draw:frame><text:p text:style-name="P3"><text:span text:style-name="T2">Felshagel</text:span></text:p><text:p text:style-name="P23"><text:span text:style-name="T2">Der Meeresgott schleudert 1 Erz auf ein Feld und zerstört hier ein Haus.</text:span></text:p></draw:text-box></draw:frame><draw:frame draw:style-name="fr1" draw:name="Rahmen35" text:anchor-type="as-char" svg:width="5.001cm" svg:height="7.001cm" draw:z-index="28"><draw:text-box><draw:frame draw:style-name="fr2" draw:name="Rahmen36" text:anchor-type="frame" svg:x="3.709cm" svg:y="5.988cm" svg:width="0.878cm" draw:z-index="29"><draw:text-box fo:min-height="0.651cm"><text:p text:style-name="P14"><text:span text:style-name="T3">1</text:span></text:p></draw:text-box></draw:frame><text:p text:style-name="P4"><text:span text:style-name="T3">Hagelschauer</text:span></text:p><text:p text:style-name="P22"><text:span text:style-name="T3">Ein Hagelschauer geht auf einem Feld nieder. Und zerstört sämtliche Nahrungsteile auf dem Feld</text:span><text:span text:style-name="T1">.</text:span></text:p></draw:text-box></draw:frame><draw:frame draw:style-name="fr1" draw:name="Rahmen43" text:anchor-type="as-char" svg:width="5.001cm" svg:height="7.001cm" draw:z-index="40"><draw:text-box><draw:frame draw:style-name="fr2" draw:name="Rahmen44" text:anchor-type="frame" svg:x="3.709cm" svg:y="5.988cm" svg:width="0.878cm" draw:z-index="41"><draw:text-box fo:min-height="0.651cm"><text:p text:style-name="P14"><text:span text:style-name="T3">5</text:span></text:p></draw:text-box></draw:frame><text:p text:style-name="P4"><text:span text:style-name="T3">Der sechste Finger</text:span></text:p><text:p text:style-name="P24"><text:span text:style-name="T3">Der Meeresgott dar permanent eine Karte mehr besitzen.</text:span></text:p></draw:text-box></draw:frame><draw:frame draw:style-name="fr1" draw:name="Rahmen49" text:anchor-type="as-char" svg:width="5.001cm" svg:height="7.001cm" draw:z-index="48"><draw:text-box><draw:frame draw:style-name="fr2" draw:name="Rahmen50" text:anchor-type="frame" svg:x="3.709cm" svg:y="5.988cm" svg:width="0.878cm" draw:z-index="49"><draw:text-box fo:min-height="0.651cm"><text:p text:style-name="P14"><text:span text:style-name="T3">0</text:span></text:p></draw:text-box></draw:frame><text:p text:style-name="P4"><text:span text:style-name="T3">Miniwelle</text:span></text:p><text:p text:style-name="P24"><text:span text:style-name="T3">Schiebe eine Res</text:span><text:span text:style-name="T4">s</text:span><text:span text:style-name="T3">ource von einem Meeresfeld zu einem beliebigen Nachbarfeld.</text:span></text:p></draw:text-box></draw:frame><draw:frame draw:style-name="fr1" draw:name="Rahmen51" text:anchor-type="as-char" svg:width="5.001cm" svg:height="7.001cm" draw:z-index="50"><draw:text-box><draw:frame draw:style-name="fr2" draw:name="Rahmen52" text:anchor-type="frame" svg:x="3.709cm" svg:y="5.988cm" svg:width="0.878cm" draw:z-index="51"><draw:text-box fo:min-height="0.651cm"><text:p text:style-name="P14"><text:span text:style-name="T3">0</text:span></text:p></draw:text-box></draw:frame><text:p text:style-name="P4"><text:span text:style-name="T3">Miniwelle</text:span></text:p><text:p text:style-name="P24"><text:span text:style-name="T3">Schiebe eine Res</text:span><text:span text:style-name="T4">s</text:span><text:span text:style-name="T3">ource von einem Meeresfeld zu einem beliebigen Nachbarfeld.</text:span></text:p></draw:text-box></draw:frame><draw:frame draw:style-name="fr1" draw:name="Rahmen53" text:anchor-type="as-char" svg:width="5.001cm" svg:height="7.001cm" draw:z-index="52"><draw:text-box><draw:frame draw:style-name="fr2" draw:name="Rahmen54" text:anchor-type="frame" svg:x="3.709cm" svg:y="5.988cm" svg:width="0.878cm" draw:z-index="53"><draw:text-box fo:min-height="0.651cm"><text:p text:style-name="P14"><text:span text:style-name="T3">0</text:span></text:p></draw:text-box></draw:frame><text:p text:style-name="P4"><text:span text:style-name="T3">Miniwelle</text:span></text:p><text:p text:style-name="P24"><text:span text:style-name="T3">Schiebe eine Res</text:span><text:span text:style-name="T4">s</text:span><text:span text:style-name="T3">ource von einem Meeresfeld zu einem beliebigen Nachbarfeld.</text:span></text:p></draw:text-box></draw:frame><text:soft-page-break/><draw:frame draw:style-name="fr1" draw:name="Rahmen55" text:anchor-type="as-char" svg:width="5.001cm" svg:height="7.001cm" draw:z-index="54"><draw:text-box><draw:frame draw:style-name="fr2" draw:name="Rahmen56" text:anchor-type="frame" svg:x="3.709cm" svg:y="5.988cm" svg:width="0.878cm" draw:z-index="55"><draw:text-box fo:min-height="0.651cm"><text:p text:style-name="P14"><text:span text:style-name="T3">2</text:span></text:p></draw:text-box></draw:frame><text:p text:style-name="P31"><text:span text:style-name="T3">Fruchtbarkeitsritual</text:span></text:p><text:p text:style-name="P24"><text:span text:style-name="T3">1 Spieler bekommt einen Menschen dazu, verliert dafür aber ein Haus permanent.</text:span></text:p></draw:text-box></draw:frame><draw:frame draw:style-name="fr1" draw:name="Rahmen57" text:anchor-type="as-char" svg:width="5.001cm" svg:height="7.001cm" draw:z-index="56"><draw:text-box><draw:frame draw:style-name="fr2" draw:name="Rahmen58" text:anchor-type="frame" svg:x="3.709cm" svg:y="5.988cm" svg:width="0.878cm" draw:z-index="57"><draw:text-box fo:min-height="0.651cm"><text:p text:style-name="P14"><text:span text:style-name="T3">2</text:span></text:p></draw:text-box></draw:frame><text:p text:style-name="P4"><text:span text:style-name="T3">Dürre</text:span></text:p><text:p text:style-name="P24"><text:span text:style-name="T3">Eine Runde wird keine Nahrung produziert.</text:span></text:p></draw:text-box></draw:frame><draw:frame draw:style-name="fr1" draw:name="Rahmen59" text:anchor-type="as-char" svg:width="5.001cm" svg:height="7.001cm" draw:z-index="58"><draw:text-box><draw:frame draw:style-name="fr2" draw:name="Rahmen60" text:anchor-type="frame" svg:x="3.709cm" svg:y="5.988cm" svg:width="0.878cm" draw:z-index="59"><draw:text-box fo:min-height="0.651cm"><text:p text:style-name="P14"><text:span text:style-name="T3">3</text:span></text:p></draw:text-box></draw:frame><text:p text:style-name="P4"><text:span text:style-name="T3">Gott würfelt</text:span></text:p><text:p text:style-name="P24"><text:span text:style-name="T3">Verändere bei einem Spieler die Res</text:span><text:span text:style-name="T4">s</text:span><text:span text:style-name="T3">ourcenverteilung, ohne die Gesamtanzahl zu verändern.</text:span></text:p></draw:text-box></draw:frame><draw:frame draw:style-name="fr1" draw:name="Rahmen61" text:anchor-type="as-char" svg:width="5.001cm" svg:height="7.001cm" draw:z-index="60"><draw:text-box><draw:frame draw:style-name="fr2" draw:name="Rahmen62" text:anchor-type="frame" svg:x="3.709cm" svg:y="5.988cm" svg:width="0.878cm" draw:z-index="61"><draw:text-box fo:min-height="0.651cm"><text:p text:style-name="P14"><text:span text:style-name="T3">1</text:span></text:p></draw:text-box></draw:frame><text:p text:style-name="P4"><text:span text:style-name="T3">Mysteriöser Nebel</text:span></text:p><text:p text:style-name="P24"><text:span text:style-name="T3">Der Meeresgott vertauscht 2 Küstenfelder, der gesamte Inhalt wird mitbewegt.</text:span></text:p></draw:text-box></draw:frame><draw:frame draw:style-name="fr1" draw:name="Rahmen63" text:anchor-type="as-char" svg:width="5.001cm" svg:height="7.001cm" draw:z-index="62"><draw:text-box><draw:frame draw:style-name="fr2" draw:name="Rahmen64" text:anchor-type="frame" svg:x="3.709cm" svg:y="5.988cm" svg:width="0.878cm" draw:z-index="63"><draw:text-box fo:min-height="0.651cm"><text:p text:style-name="P14"><text:span text:style-name="T3">2</text:span></text:p></draw:text-box></draw:frame><text:p text:style-name="P4"><text:span text:style-name="T3">I am Gru</text:span></text:p><text:p text:style-name="P24"><text:span text:style-name="T3">Einer der Inselbewohner wird zu einem Haus auf einem angrenzenden Feld.</text:span></text:p></draw:text-box></draw:frame><draw:frame draw:style-name="fr3" draw:name="Rahmen65" text:anchor-type="as-char" svg:width="5.001cm" svg:height="7.001cm" draw:z-index="64"><draw:text-box><draw:frame draw:style-name="fr2" draw:name="Rahmen66" text:anchor-type="frame" svg:x="3.709cm" svg:y="5.988cm" svg:width="0.878cm" draw:z-index="65"><draw:text-box fo:min-height="0.651cm"><text:p text:style-name="P14"><text:span text:style-name="T3">2</text:span></text:p></draw:text-box></draw:frame><text:p text:style-name="P5"><text:span text:style-name="T4">Erdverschiebung</text:span></text:p><text:p text:style-name="P24"><text:span text:style-name="T4">Verschiebe Häuser auf ein anliegendes Feld und lege das Feld mit Ressourcen woanders neu an.</text:span></text:p></draw:text-box></draw:frame><draw:frame draw:style-name="fr3" draw:name="Rahmen67" text:anchor-type="as-char" svg:width="5.001cm" svg:height="7.001cm" draw:z-index="66"><draw:text-box><draw:frame draw:style-name="fr2" draw:name="Rahmen68" text:anchor-type="frame" svg:x="3.709cm" svg:y="5.988cm" svg:width="0.878cm" draw:z-index="67"><draw:text-box fo:min-height="0.651cm"><text:p text:style-name="P15"><text:span text:style-name="T4">4</text:span></text:p></draw:text-box></draw:frame><text:p text:style-name="P5"><text:span text:style-name="T4">Bermuda-Strudel</text:span></text:p><text:p text:style-name="P24"><text:span text:style-name="T4">Verschiebe 3 Felder.</text:span></text:p></draw:text-box></draw:frame><draw:frame draw:style-name="fr3" draw:name="Rahmen69" text:anchor-type="as-char" svg:width="5.001cm" svg:height="7.001cm" draw:z-index="68"><draw:text-box><draw:frame draw:style-name="fr2" draw:name="Rahmen70" text:anchor-type="frame" svg:x="3.709cm" svg:y="5.988cm" svg:width="0.878cm" draw:z-index="69"><draw:text-box fo:min-height="0.651cm"><text:p text:style-name="P15"><text:span text:style-name="T4">0</text:span></text:p></draw:text-box></draw:frame><text:p text:style-name="P5"><text:span text:style-name="T4">Hochwasser</text:span></text:p><text:p text:style-name="P25"><text:span text:style-name="T4">Der Meeresgott stoppt die Produktion für eine Runde und verteilt 4 Nahrung auf der Insel.</text:span></text:p></draw:text-box></draw:frame><draw:frame draw:style-name="fr3" draw:name="Rahmen71" text:anchor-type="as-char" svg:width="5.001cm" svg:height="7.001cm" draw:z-index="70"><draw:text-box><draw:frame draw:style-name="fr2" draw:name="Rahmen72" text:anchor-type="frame" svg:x="3.709cm" svg:y="5.988cm" svg:width="0.878cm" draw:z-index="71"><draw:text-box fo:min-height="0.651cm"><text:p text:style-name="P15"><text:span text:style-name="T4">1</text:span></text:p></draw:text-box></draw:frame><text:p text:style-name="P5"><text:span text:style-name="T4">Mysteriöser Nebel</text:span></text:p><text:p text:style-name="P25"><text:span text:style-name="T4">Der Meeresgott vertauscht 2 Küstenfelder, der gesamte Inhalt wird mitbewegt.</text:span></text:p></draw:text-box></draw:frame><text:soft-page-break/><draw:frame draw:style-name="fr3" draw:name="Rahmen73" text:anchor-type="as-char" svg:width="5.001cm" svg:height="7.001cm" draw:z-index="72"><draw:text-box><draw:frame draw:style-name="fr2" draw:name="Rahmen74" text:anchor-type="frame" svg:x="3.709cm" svg:y="5.988cm" svg:width="0.878cm" draw:z-index="73"><draw:text-box fo:min-height="0.651cm"><text:p text:style-name="P15"><text:span text:style-name="T4">4</text:span></text:p></draw:text-box></draw:frame><text:p text:style-name="P5"><text:span text:style-name="T4">Flut</text:span></text:p><text:p text:style-name="P25"><text:span text:style-name="T4">Der Meeresgott flutet eine Reihe aus 3 Küstenfelder.</text:span></text:p><text:p text:style-name="P25"><text:span text:style-name="T4">(bewegt alle Ressourcen um 1 nach innen und zerstört alle Häuser)</text:span></text:p></draw:text-box></draw:frame><draw:frame draw:style-name="fr3" draw:name="Rahmen109" text:anchor-type="as-char" svg:width="5.001cm" svg:height="7.001cm" draw:z-index="108"><draw:text-box><draw:frame draw:style-name="fr2" draw:name="Rahmen110" text:anchor-type="frame" svg:x="3.709cm" svg:y="5.988cm" svg:width="0.878cm" draw:z-index="109"><draw:text-box fo:min-height="0.651cm"><text:p text:style-name="P15"><text:span text:style-name="T4">4</text:span></text:p></draw:text-box></draw:frame><text:p text:style-name="P5"><text:span text:style-name="T4">Flut</text:span></text:p><text:p text:style-name="P25"><text:span text:style-name="T4">Der Meeresgott flutet eine Reihe aus 3 Küstenfelder.</text:span></text:p><text:p text:style-name="P25"><text:span text:style-name="T4">(bewegt alle Ressourcen um 1 nach innen und zerstört alle Häuser)</text:span></text:p></draw:text-box></draw:frame><draw:frame draw:style-name="fr3" draw:name="Rahmen87" text:anchor-type="as-char" svg:width="5.001cm" svg:height="7.001cm" draw:z-index="86"><draw:text-box><draw:frame draw:style-name="fr2" draw:name="Rahmen88" text:anchor-type="frame" svg:x="3.709cm" svg:y="5.988cm" svg:width="0.878cm" draw:z-index="87"><draw:text-box fo:min-height="0.651cm"><text:p text:style-name="P15"><text:span text:style-name="T4">4</text:span></text:p></draw:text-box></draw:frame><text:p text:style-name="P5"><text:span text:style-name="T4">Flut</text:span></text:p><text:p text:style-name="P25"><text:span text:style-name="T4">Der Meeresgott flutet eine Reihe aus 3 Küstenfelder.</text:span></text:p><text:p text:style-name="P25"><text:span text:style-name="T4">(bewegt alle Ressourcen um 1 nach innen und zerstört alle Häuser)</text:span></text:p></draw:text-box></draw:frame><draw:frame draw:style-name="fr3" draw:name="Rahmen75" text:anchor-type="as-char" svg:width="5.001cm" svg:height="7.001cm" draw:z-index="74"><draw:text-box><draw:frame draw:style-name="fr2" draw:name="Rahmen76" text:anchor-type="frame" svg:x="3.709cm" svg:y="5.988cm" svg:width="0.878cm" draw:z-index="75"><draw:text-box fo:min-height="0.651cm"><text:p text:style-name="P15"><text:span text:style-name="T4">3</text:span></text:p></draw:text-box></draw:frame><text:p text:style-name="P5"><text:span text:style-name="T4">Piraten!</text:span></text:p><text:p text:style-name="P25"><text:span text:style-name="T4">Piraten plündern die Küstenstädte! Jeder Spieler muss pro Küstenstadt eine Ressource abgeben.</text:span></text:p></draw:text-box></draw:frame><draw:frame draw:style-name="fr3" draw:name="Rahmen77" text:anchor-type="as-char" svg:width="5.001cm" svg:height="7.001cm" draw:z-index="76"><draw:text-box><draw:frame draw:style-name="fr2" draw:name="Rahmen78" text:anchor-type="frame" svg:x="3.709cm" svg:y="5.988cm" svg:width="0.878cm" draw:z-index="77"><draw:text-box fo:min-height="0.651cm"><text:p text:style-name="P15"><text:span text:style-name="T4">1</text:span></text:p></draw:text-box></draw:frame><text:p text:style-name="P5"><text:span text:style-name="T4">Erdrutsch</text:span></text:p><text:p text:style-name="P25"><text:span text:style-name="T4">Verschiebe eine Reihe an Feldern samt deren Inhalt um eine Position.</text:span></text:p></draw:text-box></draw:frame><draw:frame draw:style-name="fr3" draw:name="Rahmen79" text:anchor-type="as-char" svg:width="5.001cm" svg:height="7.001cm" draw:z-index="78"><draw:text-box><draw:frame draw:style-name="fr2" draw:name="Rahmen80" text:anchor-type="frame" svg:x="3.709cm" svg:y="5.988cm" svg:width="0.878cm" draw:z-index="79"><draw:text-box fo:min-height="0.651cm"><text:p text:style-name="P14"><text:span text:style-name="T3">2</text:span></text:p></draw:text-box></draw:frame><text:p text:style-name="P5"><text:span text:style-name="T4">Erdrutsch</text:span></text:p><text:p text:style-name="P25"><text:span text:style-name="T4">Der Meeresgott entfernt 1 Feld. Häuser rutschen zum Inselzentrum, Ressourcen werden zerstört.</text:span></text:p></draw:text-box></draw:frame><draw:frame draw:style-name="fr3" draw:name="Rahmen81" text:anchor-type="as-char" svg:width="5.001cm" svg:height="7.001cm" draw:z-index="80"><draw:text-box><draw:frame draw:style-name="fr2" draw:name="Rahmen82" text:anchor-type="frame" svg:x="3.709cm" svg:y="5.988cm" svg:width="0.878cm" draw:z-index="81"><draw:text-box fo:min-height="0.651cm"><text:p text:style-name="P15"><text:span text:style-name="T4">3</text:span></text:p></draw:text-box></draw:frame><text:p text:style-name="P5"><text:span text:style-name="T4">Hunger</text:span></text:p><text:p text:style-name="P25"><text:span text:style-name="T4">Der Meeresgott zerstört ein Feld und dessen Inhalt. Er legt 1 Erz auf die Insel.</text:span></text:p></draw:text-box></draw:frame><draw:frame draw:style-name="fr3" draw:name="Rahmen89" text:anchor-type="as-char" svg:width="5.001cm" svg:height="7.001cm" draw:z-index="88"><draw:text-box><draw:frame draw:style-name="fr2" draw:name="Rahmen90" text:anchor-type="frame" svg:x="3.709cm" svg:y="5.988cm" svg:width="0.878cm" draw:z-index="89"><draw:text-box fo:min-height="0.651cm"><text:p text:style-name="P15"><text:span text:style-name="T4">3</text:span></text:p></draw:text-box></draw:frame><text:p text:style-name="P5"><text:span text:style-name="T4">Hunger</text:span></text:p><text:p text:style-name="P25"><text:span text:style-name="T4">Der Meeresgott zerstört ein Feld und dessen Inhalt. Er verteilt 2 Holz auf der Insel.</text:span></text:p></draw:text-box></draw:frame><draw:frame draw:style-name="fr3" draw:name="Rahmen111" text:anchor-type="as-char" svg:width="5.001cm" svg:height="7.001cm" draw:z-index="110"><draw:text-box><draw:frame draw:style-name="fr2" draw:name="Rahmen112" text:anchor-type="frame" svg:x="3.709cm" svg:y="5.988cm" svg:width="0.878cm" draw:z-index="111"><draw:text-box fo:min-height="0.651cm"><text:p text:style-name="P15"><text:span text:style-name="T4">3</text:span></text:p></draw:text-box></draw:frame><text:p text:style-name="P5"><text:span text:style-name="T4">Hunger</text:span></text:p><text:p text:style-name="P25"><text:span text:style-name="T4">Der Meeresgott zerstört ein Feld und dessen Inhalt. Er verteilt 2 </text:span><text:span text:style-name="T5">Nahrung</text:span><text:span text:style-name="T4"> auf der Insel.</text:span></text:p></draw:text-box></draw:frame><text:soft-page-break/><draw:frame draw:style-name="fr3" draw:name="Rahmen83" text:anchor-type="as-char" svg:width="5.001cm" svg:height="7.001cm" draw:z-index="82"><draw:text-box><draw:frame draw:style-name="fr2" draw:name="Rahmen84" text:anchor-type="frame" svg:x="3.709cm" svg:y="5.988cm" svg:width="0.878cm" draw:z-index="83"><draw:text-box fo:min-height="0.651cm"><text:p text:style-name="P15"><text:span text:style-name="T4">0</text:span></text:p></draw:text-box></draw:frame><text:p text:style-name="P5"><text:span text:style-name="T4">Miniwelle</text:span></text:p><text:p text:style-name="P25"><text:span text:style-name="T3">Schiebe eine Res</text:span><text:span text:style-name="T4">s</text:span><text:span text:style-name="T3">ource von einem Meeresfeld zu einem beliebigen Nachbarfeld.</text:span></text:p></draw:text-box></draw:frame><draw:frame draw:style-name="fr3" draw:name="Rahmen85" text:anchor-type="as-char" svg:width="5.001cm" svg:height="7.001cm" draw:z-index="84"><draw:text-box><draw:frame draw:style-name="fr2" draw:name="Rahmen86" text:anchor-type="frame" svg:x="3.709cm" svg:y="5.988cm" svg:width="0.878cm" draw:z-index="85"><draw:text-box fo:min-height="0.651cm"><text:p text:style-name="P15"><text:span text:style-name="T4">2</text:span></text:p></draw:text-box></draw:frame><text:p text:style-name="P5"><text:span text:style-name="T4">Verwirrung</text:span></text:p><text:p text:style-name="P25"><text:span text:style-name="T4">Der Meeresgott verschlingt ein Feld und verteilt dessen Inhalt neu.</text:span></text:p></draw:text-box></draw:frame><draw:frame draw:style-name="fr3" draw:name="Rahmen129" text:anchor-type="as-char" svg:width="5.001cm" svg:height="7.001cm" draw:z-index="128"><draw:text-box><draw:frame draw:style-name="fr2" draw:name="Rahmen130" text:anchor-type="frame" svg:x="3.709cm" svg:y="5.988cm" svg:width="0.878cm" draw:z-index="129"><draw:text-box fo:min-height="0.651cm"><text:p text:style-name="P15"><text:span text:style-name="T4">2</text:span></text:p></draw:text-box></draw:frame><text:p text:style-name="P5"><text:span text:style-name="T4">Verwirrung</text:span></text:p><text:p text:style-name="P25"><text:span text:style-name="T4">Der Meeresgott verschlingt ein Feld und verteilt dessen Inhalt neu.</text:span></text:p></draw:text-box></draw:frame><draw:frame draw:style-name="fr3" draw:name="Rahmen91" text:anchor-type="as-char" svg:width="5.001cm" svg:height="7.001cm" draw:z-index="90"><draw:text-box><draw:frame draw:style-name="fr2" draw:name="Rahmen92" text:anchor-type="frame" svg:x="3.709cm" svg:y="5.988cm" svg:width="0.878cm" draw:z-index="91"><draw:text-box fo:min-height="0.651cm"><text:p text:style-name="P15"><text:span text:style-name="T4">4</text:span></text:p></draw:text-box></draw:frame><text:p text:style-name="P5"><text:span text:style-name="T4">Versumpfung</text:span></text:p><text:p text:style-name="P25"><text:span text:style-name="T4">Der Meeresgott zerstört die Häuser auf einem Feld.</text:span></text:p></draw:text-box></draw:frame><draw:frame draw:style-name="fr3" draw:name="Rahmen135" text:anchor-type="as-char" svg:width="5.001cm" svg:height="7.001cm" draw:z-index="134"><draw:text-box><draw:frame draw:style-name="fr2" draw:name="Rahmen136" text:anchor-type="frame" svg:x="3.709cm" svg:y="5.988cm" svg:width="0.878cm" draw:z-index="135"><draw:text-box fo:min-height="0.651cm"><text:p text:style-name="P15"><text:span text:style-name="T4">4</text:span></text:p></draw:text-box></draw:frame><text:p text:style-name="P5"><text:span text:style-name="T4">Versumpfung</text:span></text:p><text:p text:style-name="P25"><text:span text:style-name="T4">Der Meeresgott zerstört die Häuser auf einem Feld.</text:span></text:p></draw:text-box></draw:frame><draw:frame draw:style-name="fr3" draw:name="Rahmen107" text:anchor-type="as-char" svg:width="5.001cm" svg:height="7.001cm" draw:z-index="106"><draw:text-box><draw:frame draw:style-name="fr2" draw:name="Rahmen108" text:anchor-type="frame" svg:x="3.709cm" svg:y="5.988cm" svg:width="0.878cm" draw:z-index="107"><draw:text-box fo:min-height="0.651cm"><text:p text:style-name="P15"><text:span text:style-name="T4">0</text:span></text:p></draw:text-box></draw:frame><text:p text:style-name="P5"><text:span text:style-name="T4">Regen</text:span></text:p><text:p text:style-name="P25"><text:span text:style-name="T4">Der Meeresgott verteilt </text:span><text:span text:style-name="T5">2</text:span><text:span text:style-name="T4"> Nahrung </text:span><text:span text:style-name="T5">1 Holz</text:span><text:span text:style-name="T4"> auf der Insel in seiner Güte.</text:span></text:p></draw:text-box></draw:frame><draw:frame draw:style-name="fr3" draw:name="Rahmen93" text:anchor-type="as-char" svg:width="5.001cm" svg:height="7.001cm" draw:z-index="92"><draw:text-box><draw:frame draw:style-name="fr2" draw:name="Rahmen94" text:anchor-type="frame" svg:x="3.709cm" svg:y="5.988cm" svg:width="0.878cm" draw:z-index="93"><draw:text-box fo:min-height="0.651cm"><text:p text:style-name="P15"><text:span text:style-name="T4">0</text:span></text:p></draw:text-box></draw:frame><text:p text:style-name="P5"><text:span text:style-name="T4">Regen</text:span></text:p><text:p text:style-name="P25"><text:span text:style-name="T4">Der Meeresgott verteilt 1 Nahrung 2 Holz auf der Insel in seiner Güte.</text:span></text:p></draw:text-box></draw:frame><draw:frame draw:style-name="fr3" draw:name="Rahmen95" text:anchor-type="as-char" svg:width="5.001cm" svg:height="7.001cm" draw:z-index="94"><draw:text-box><draw:frame draw:style-name="fr2" draw:name="Rahmen96" text:anchor-type="frame" svg:x="3.709cm" svg:y="5.988cm" svg:width="0.878cm" draw:z-index="95"><draw:text-box fo:min-height="0.651cm"><text:p text:style-name="P15"><text:span text:style-name="T4">0</text:span></text:p></draw:text-box></draw:frame><text:p text:style-name="P5"><text:span text:style-name="T4">Regen</text:span></text:p><text:p text:style-name="P25"><text:span text:style-name="T4">Der Meeresgott verteilt 3 Nahrung auf der Insel in seiner Güte.</text:span></text:p></draw:text-box></draw:frame><draw:frame draw:style-name="fr3" draw:name="Rahmen97" text:anchor-type="as-char" svg:width="5.001cm" svg:height="7.001cm" draw:z-index="96"><draw:text-box><draw:frame draw:style-name="fr2" draw:name="Rahmen98" text:anchor-type="frame" svg:x="3.709cm" svg:y="5.988cm" svg:width="0.878cm" draw:z-index="97"><draw:text-box fo:min-height="0.651cm"><text:p text:style-name="P15"><text:span text:style-name="T4">0</text:span></text:p></draw:text-box></draw:frame><text:p text:style-name="P5"><text:span text:style-name="T4">Uralter Groll</text:span></text:p><text:p text:style-name="P25"><text:span text:style-name="T4">Der Meeresgott spielt für eine Runde mit einem Opfer mehr.</text:span></text:p></draw:text-box></draw:frame><text:soft-page-break/><draw:frame draw:style-name="fr3" draw:name="Rahmen99" text:anchor-type="as-char" svg:width="5.001cm" svg:height="7.001cm" draw:z-index="98"><draw:text-box><draw:frame draw:style-name="fr2" draw:name="Rahmen100" text:anchor-type="frame" svg:x="3.709cm" svg:y="5.988cm" svg:width="0.878cm" draw:z-index="99"><draw:text-box fo:min-height="0.651cm"><text:p text:style-name="P15"><text:span text:style-name="T4">3</text:span></text:p></draw:text-box></draw:frame><text:p text:style-name="P5"><text:span text:style-name="T4">Große Verwirrung</text:span></text:p><text:p text:style-name="P25"><text:span text:style-name="T4">Nehme 3 Felder und lege sie zusammenhängend an eine andere Stelle.</text:span></text:p></draw:text-box></draw:frame><draw:frame draw:style-name="fr3" draw:name="Rahmen101" text:anchor-type="as-char" svg:width="5.001cm" svg:height="7.001cm" draw:z-index="100"><draw:text-box><draw:frame draw:style-name="fr2" draw:name="Rahmen102" text:anchor-type="frame" svg:x="3.709cm" svg:y="5.988cm" svg:width="0.878cm" draw:z-index="101"><draw:text-box fo:min-height="0.651cm"><text:p text:style-name="P15"><text:span text:style-name="T4">4</text:span></text:p></draw:text-box></draw:frame><text:p text:style-name="P5"><text:span text:style-name="T4">Heiliges Zeichen</text:span></text:p><text:p text:style-name="P25"><text:span text:style-name="T4">Verschiebe den Tempel in eine andere Stadt.</text:span></text:p></draw:text-box></draw:frame><draw:frame draw:style-name="fr3" draw:name="Rahmen103" text:anchor-type="as-char" svg:width="5.001cm" svg:height="7.001cm" draw:z-index="102"><draw:text-box><draw:frame draw:style-name="fr2" draw:name="Rahmen104" text:anchor-type="frame" svg:x="3.709cm" svg:y="5.988cm" svg:width="0.878cm" draw:z-index="103"><draw:text-box fo:min-height="0.651cm"><text:p text:style-name="P16"><text:span text:style-name="T5">5</text:span></text:p></draw:text-box></draw:frame><text:p text:style-name="P6"><text:span text:style-name="T5">Der dritte Fuß</text:span></text:p><text:p text:style-name="P26"><text:span text:style-name="T5">Gott darf permanent eine Karte mehr besitzen.</text:span></text:p></draw:text-box></draw:frame><draw:frame draw:style-name="fr3" draw:name="Rahmen105" text:anchor-type="as-char" svg:width="5.001cm" svg:height="7.001cm" draw:z-index="104"><draw:text-box><draw:frame draw:style-name="fr2" draw:name="Rahmen106" text:anchor-type="frame" svg:x="0.4cm" svg:y="5.988cm" svg:width="4.187cm" draw:z-index="105"><draw:text-box fo:min-height="0.716cm"><text:p text:style-name="P16"><text:span text:style-name="T5">2xFeld &amp; Tiefe</text:span></text:p></draw:text-box></draw:frame><text:p text:style-name="P6"><text:span text:style-name="T5">Sturmflut</text:span></text:p><text:p text:style-name="P26"><text:span text:style-name="T5">Der Meeresgott darf alles auf benachbarten Feldern zerstören. Dabei steigen die Kosten pro Feld: Küstenfeld 2 Opfer, je tieferen Ring 2 weitere Opfer.</text:span></text:p></draw:text-box></draw:frame><draw:frame draw:style-name="fr3" draw:name="Rahmen145" text:anchor-type="as-char" svg:width="5.001cm" svg:height="7.001cm" draw:z-index="144"><draw:text-box><draw:frame draw:style-name="fr2" draw:name="Rahmen146" text:anchor-type="frame" svg:x="0.4cm" svg:y="5.988cm" svg:width="4.187cm" draw:z-index="145"><draw:text-box fo:min-height="0.716cm"><text:p text:style-name="P16"><text:span text:style-name="T5">2xFeld &amp; Tiefe</text:span></text:p></draw:text-box></draw:frame><text:p text:style-name="P6"><text:span text:style-name="T5">Sturmflut</text:span></text:p><text:p text:style-name="P26"><text:span text:style-name="T5">Der Meeresgott darf alles auf benachbarten Feldern zerstören. Dabei steigen die Kosten pro Feld: Küstenfeld 2 Opfer, je tieferen Ring 2 weitere Opfer.</text:span></text:p></draw:text-box></draw:frame><draw:frame draw:style-name="fr3" draw:name="Rahmen113" text:anchor-type="as-char" svg:width="5.001cm" svg:height="7.001cm" draw:z-index="112"><draw:text-box><draw:frame draw:style-name="fr2" draw:name="Rahmen114" text:anchor-type="frame" svg:x="3.709cm" svg:y="5.988cm" svg:width="0.878cm" draw:z-index="113"><draw:text-box fo:min-height="0.651cm"><text:p text:style-name="P16"><text:span text:style-name="T5">1</text:span></text:p></draw:text-box></draw:frame><text:p text:style-name="P6"><text:span text:style-name="T5">Hagelschauer</text:span></text:p><text:p text:style-name="P26"><text:span text:style-name="T5">Der Meeresgott zerstört die Nahrungsteile auf einem Feld.</text:span></text:p></draw:text-box></draw:frame><draw:frame draw:style-name="fr3" draw:name="Rahmen115" text:anchor-type="as-char" svg:width="5.001cm" svg:height="7.001cm" draw:z-index="114"><draw:text-box><draw:frame draw:style-name="fr2" draw:name="Rahmen116" text:anchor-type="frame" svg:x="3.709cm" svg:y="5.988cm" svg:width="0.878cm" draw:z-index="115"><draw:text-box fo:min-height="0.651cm"><text:p text:style-name="P16"><text:span text:style-name="T5">1</text:span></text:p></draw:text-box></draw:frame><text:p text:style-name="P32"><text:span text:style-name="T5">Die wandernde Insel</text:span></text:p><text:p text:style-name="P26"><text:span text:style-name="T5">Der Meeresgott darf ein Küstenfeld an eine andere Stelle setzen. (alle Häuser und Ressourcen bleiben erhalten)</text:span></text:p></draw:text-box></draw:frame><draw:frame draw:style-name="fr3" draw:name="Rahmen125" text:anchor-type="as-char" svg:width="5.001cm" svg:height="7.001cm" draw:z-index="124"><draw:text-box><draw:frame draw:style-name="fr2" draw:name="Rahmen126" text:anchor-type="frame" svg:x="3.709cm" svg:y="5.988cm" svg:width="0.878cm" draw:z-index="125"><draw:text-box fo:min-height="0.651cm"><text:p text:style-name="P16"><text:span text:style-name="T5">1</text:span></text:p></draw:text-box></draw:frame><text:p text:style-name="P32"><text:span text:style-name="T5">Die wandernde Insel</text:span></text:p><text:p text:style-name="P26"><text:span text:style-name="T5">Der Meeresgott darf ein Küstenfeld an eine andere Stelle setzen. (alle Häuser und Ressourcen bleiben erhalten)</text:span></text:p></draw:text-box></draw:frame><draw:frame draw:style-name="fr3" draw:name="Rahmen117" text:anchor-type="as-char" svg:width="5.001cm" svg:height="7.001cm" draw:z-index="116"><draw:text-box><draw:frame draw:style-name="fr2" draw:name="Rahmen118" text:anchor-type="frame" svg:x="3.709cm" svg:y="5.988cm" svg:width="0.878cm" draw:z-index="117"><draw:text-box fo:min-height="0.651cm"><text:p text:style-name="P16"><text:span text:style-name="T5">1</text:span></text:p></draw:text-box></draw:frame><text:p text:style-name="P6"><text:span text:style-name="T5">Feld sackt ein</text:span></text:p><text:p text:style-name="P26"><text:span text:style-name="T5">Entferne ein Küstenfeld. Alle Häuser, Ressourcen und Figuren müssen neu gesetzt werden.</text:span></text:p></draw:text-box></draw:frame><text:soft-page-break/><draw:frame draw:style-name="fr3" draw:name="Rahmen119" text:anchor-type="as-char" svg:width="5.001cm" svg:height="7.001cm" draw:z-index="118"><draw:text-box><draw:frame draw:style-name="fr2" draw:name="Rahmen120" text:anchor-type="frame" svg:x="3.709cm" svg:y="5.988cm" svg:width="0.878cm" draw:z-index="119"><draw:text-box fo:min-height="0.651cm"><text:p text:style-name="P17"><text:span text:style-name="T6">2</text:span></text:p></draw:text-box></draw:frame><text:p text:style-name="P7"><text:span text:style-name="T6">Ein kleiner Fluss</text:span></text:p><text:p text:style-name="P27"><text:span text:style-name="T6">Entferne zwei Geländefelder zum Inselinneren. Platziere alle entfernten Häuser, Figuren und Ressourcen darauf neu.</text:span></text:p></draw:text-box></draw:frame><draw:frame draw:style-name="fr3" draw:name="Rahmen121" text:anchor-type="as-char" svg:width="5.001cm" svg:height="7.001cm" draw:z-index="120"><draw:text-box><draw:frame draw:style-name="fr2" draw:name="Rahmen122" text:anchor-type="frame" svg:x="3.709cm" svg:y="5.988cm" svg:width="0.878cm" draw:z-index="121"><draw:text-box fo:min-height="0.651cm"><text:p text:style-name="P17"><text:span text:style-name="T6">3</text:span></text:p></draw:text-box></draw:frame><text:p text:style-name="P7"><text:span text:style-name="T6">Wo sind die Ressourcen?</text:span></text:p><text:p text:style-name="P27"><text:span text:style-name="T6">Nehme die 3 ressourcenreichsten Küstenfelder und platziere sie samt Inhalt neu.</text:span></text:p></draw:text-box></draw:frame><draw:frame draw:style-name="fr3" draw:name="Rahmen123" text:anchor-type="as-char" svg:width="5.001cm" svg:height="7.001cm" draw:z-index="122"><draw:text-box><draw:frame draw:style-name="fr2" draw:name="Rahmen124" text:anchor-type="frame" svg:x="3.709cm" svg:y="5.988cm" svg:width="0.878cm" draw:z-index="123"><draw:text-box fo:min-height="0.651cm"><text:p text:style-name="P17"><text:span text:style-name="T6">1</text:span></text:p></draw:text-box></draw:frame><text:p text:style-name="P7"><text:span text:style-name="T6">Welle</text:span></text:p><text:p text:style-name="P27"><text:span text:style-name="T6">Der Meeresgott verschiebt Häuser und Ressourcen von einem Küstenfeld zu beliebigen Nachbarfeldern.</text:span></text:p></draw:text-box></draw:frame><draw:frame draw:style-name="fr3" draw:name="Rahmen133" text:anchor-type="as-char" svg:width="5.001cm" svg:height="7.001cm" draw:z-index="132"><draw:text-box><draw:frame draw:style-name="fr2" draw:name="Rahmen134" text:anchor-type="frame" svg:x="3.709cm" svg:y="5.988cm" svg:width="0.878cm" draw:z-index="133"><draw:text-box fo:min-height="0.651cm"><text:p text:style-name="P17"><text:span text:style-name="T6">1</text:span></text:p></draw:text-box></draw:frame><text:p text:style-name="P7"><text:span text:style-name="T6">Welle</text:span></text:p><text:p text:style-name="P27"><text:span text:style-name="T6">Der Meeresgott verschiebt Häuser und Ressourcen von einem Küstenfeld zu beliebigen Nachbarfeldern.</text:span></text:p></draw:text-box></draw:frame><draw:frame draw:style-name="fr3" draw:name="Rahmen127" text:anchor-type="as-char" svg:width="5.001cm" svg:height="7.001cm" draw:z-index="126"><draw:text-box><draw:frame draw:style-name="fr2" draw:name="Rahmen128" text:anchor-type="frame" svg:x="3.709cm" svg:y="5.988cm" svg:width="0.878cm" draw:z-index="127"><draw:text-box fo:min-height="0.651cm"><text:p text:style-name="P17"><text:span text:style-name="T6">3</text:span></text:p></draw:text-box></draw:frame><text:p text:style-name="P7"><text:span text:style-name="T6">Göttliche Erleuchtung</text:span></text:p><text:p text:style-name="P27"><text:span text:style-name="T6">Der Meeresgott überzeugt je Volk einen Menschen sich zu opfern.</text:span></text:p></draw:text-box></draw:frame><draw:frame draw:style-name="fr3" draw:name="Rahmen137" text:anchor-type="as-char" svg:width="5.001cm" svg:height="7.001cm" draw:z-index="136"><draw:text-box><draw:frame draw:style-name="fr2" draw:name="Rahmen138" text:anchor-type="frame" svg:x="3.709cm" svg:y="5.988cm" svg:width="0.878cm" draw:z-index="137"><draw:text-box fo:min-height="0.651cm"><text:p text:style-name="P17"><text:span text:style-name="T6">3</text:span></text:p></draw:text-box></draw:frame><text:p text:style-name="P7"><text:span text:style-name="T6">Göttliche Erleuchtung</text:span></text:p><text:p text:style-name="P27"><text:span text:style-name="T6">Der Meeresgott überzeugt die Menschen auf einen Feld sich für ihn zu opfern. Für jedes Opfer verteilt er 1 Erz und 1 Holz auf der Insel.</text:span></text:p></draw:text-box></draw:frame><draw:frame draw:style-name="fr3" draw:name="Rahmen131" text:anchor-type="as-char" svg:width="5.001cm" svg:height="7.001cm" draw:z-index="130"><draw:text-box><draw:frame draw:style-name="fr2" draw:name="Rahmen132" text:anchor-type="frame" svg:x="3.709cm" svg:y="5.988cm" svg:width="0.878cm" draw:z-index="131"><draw:text-box fo:min-height="0.651cm"><text:p text:style-name="P17"><text:span text:style-name="T6">n</text:span></text:p></draw:text-box></draw:frame><text:p text:style-name="P7"><text:span text:style-name="T6">Chaos</text:span></text:p><text:p text:style-name="P27"><text:span text:style-name="T6">Pro Opfer darf eine Ressource von einem Spieler auf einen anderen übertragen werden.</text:span></text:p></draw:text-box></draw:frame><draw:frame draw:style-name="fr3" draw:name="Rahmen139" text:anchor-type="as-char" svg:width="5.001cm" svg:height="7.001cm" draw:z-index="138"><draw:text-box><draw:frame draw:style-name="fr2" draw:name="Rahmen140" text:anchor-type="frame" svg:x="3.709cm" svg:y="5.988cm" svg:width="0.878cm" draw:z-index="139"><draw:text-box fo:min-height="0.651cm"><text:p text:style-name="P17"><text:span text:style-name="T6">1</text:span></text:p></draw:text-box></draw:frame><text:p text:style-name="P7"><text:span text:style-name="T6">Insel weggespült</text:span></text:p><text:p text:style-name="P27"><text:span text:style-name="T6">Ein Küstenfeld wird an eine andere Stelle samt Inhalt verschoben.</text:span></text:p></draw:text-box></draw:frame><draw:frame draw:style-name="fr3" draw:name="Rahmen141" text:anchor-type="as-char" svg:width="5.001cm" svg:height="7.001cm" draw:z-index="140"><draw:text-box><draw:frame draw:style-name="fr2" draw:name="Rahmen142" text:anchor-type="frame" svg:x="3.709cm" svg:y="5.988cm" svg:width="0.878cm" draw:z-index="141"><draw:text-box fo:min-height="0.651cm"><text:p text:style-name="P17"><text:span text:style-name="T6">3</text:span></text:p></draw:text-box></draw:frame><text:p text:style-name="P7"><text:span text:style-name="T6">Große Welle</text:span></text:p><text:p text:style-name="P27"><text:span text:style-name="T6">Verschiebe bis zu 3 zusammenhängende Felder samt Inhalt.</text:span></text:p></draw:text-box></draw:frame><text:soft-page-break/><draw:frame draw:style-name="fr3" draw:name="Rahmen143" text:anchor-type="as-char" svg:width="5.001cm" svg:height="7.001cm" draw:z-index="142"><draw:text-box><draw:frame draw:style-name="fr2" draw:name="Rahmen144" text:anchor-type="frame" svg:x="3.709cm" svg:y="5.988cm" svg:width="0.878cm" draw:z-index="143"><draw:text-box fo:min-height="0.651cm"><text:p text:style-name="P17"><text:span text:style-name="T6">3</text:span></text:p></draw:text-box></draw:frame><text:p text:style-name="P7"><text:span text:style-name="T6">Ein Fluss erscheint</text:span></text:p><text:p text:style-name="P27"><text:span text:style-name="T6">Entferne bis zu 3 Felder zum Inselzentrum. Bebauungen und Ressourcen werden auf ein neues Feld versetzt, Spieler verschoben.</text:span></text:p></draw:text-box></draw:frame><draw:frame draw:style-name="fr4" draw:name="Rahmen147" text:anchor-type="as-char" svg:width="5.001cm" svg:height="7.001cm" draw:z-index="146"><draw:text-box><draw:frame draw:style-name="fr2" draw:name="Rahmen148" text:anchor-type="frame" svg:x="3.709cm" svg:y="5.988cm" svg:width="0.878cm" draw:z-index="147"><draw:text-box fo:min-height="0.651cm"><text:p text:style-name="P18"><text:span text:style-name="T7">9</text:span></text:p></draw:text-box></draw:frame><text:p text:style-name="P8"><text:span text:style-name="T7">Sintflut</text:span></text:p><text:p text:style-name="P28"><text:span text:style-name="T7">Der Meeresgott zerstört alles in einer Reihe.</text:span></text:p></draw:text-box></draw:frame><draw:frame draw:style-name="fr4" draw:name="Rahmen149" text:anchor-type="as-char" svg:width="5.001cm" svg:height="7.001cm" draw:z-index="148"><draw:text-box><draw:frame draw:style-name="fr2" draw:name="Rahmen150" text:anchor-type="frame" svg:x="3.709cm" svg:y="5.988cm" svg:width="0.878cm" draw:z-index="149"><draw:text-box fo:min-height="0.651cm"><text:p text:style-name="P18"><text:span text:style-name="T7">6</text:span></text:p></draw:text-box></draw:frame><text:p text:style-name="P8"><text:span text:style-name="T7">Erbeben</text:span></text:p><text:p text:style-name="P28"><text:span text:style-name="T7">Der Meeresgott zerstört alle Häuser auf 4 Feldern.</text:span></text:p></draw:text-box></draw:frame><draw:frame draw:style-name="fr4" draw:name="Rahmen151" text:anchor-type="as-char" svg:width="5.001cm" svg:height="7.001cm" draw:z-index="150"><draw:text-box><draw:frame draw:style-name="fr2" draw:name="Rahmen152" text:anchor-type="frame" svg:x="3.709cm" svg:y="5.988cm" svg:width="0.878cm" draw:z-index="151"><draw:text-box fo:min-height="0.651cm"><text:p text:style-name="P18"><text:span text:style-name="T7">3</text:span></text:p></draw:text-box></draw:frame><text:p text:style-name="P8"><text:span text:style-name="T7">Hunger</text:span></text:p><text:p text:style-name="P28"><text:span text:style-name="T7">Der Meeresgott zerstört ein Feld und platziert 1 Erz auf der Insel.</text:span></text:p></draw:text-box></draw:frame><text:span text:style-name="T9"><draw:frame draw:style-name="fr4" draw:name="Rahmen153" text:anchor-type="as-char" svg:width="5.001cm" svg:height="7.001cm" draw:z-index="200"><draw:text-box><draw:frame draw:style-name="fr2" draw:name="Rahmen154" text:anchor-type="frame" svg:x="3.709cm" svg:y="5.988cm" svg:width="0.878cm" draw:z-index="201"><draw:text-box fo:min-height="0.651cm"><text:p text:style-name="P18"><text:span text:style-name="T7">7</text:span></text:p></draw:text-box></draw:frame><text:p text:style-name="P8"><text:span text:style-name="T7">Hurrikan</text:span></text:p><text:p text:style-name="P28"><text:span text:style-name="T7">Der Meeresgott zerstört alle Holzteile und Häuser in einer Reihe.</text:span></text:p></draw:text-box></draw:frame></text:span><text:span text:style-name="T9"><draw:frame draw:style-name="fr4" draw:name="Rahmen203" text:anchor-type="as-char" svg:width="5.001cm" svg:height="7.001cm" draw:z-index="202"><draw:text-box><draw:frame draw:style-name="fr2" draw:name="Rahmen204" text:anchor-type="frame" svg:x="3.709cm" svg:y="5.988cm" svg:width="0.878cm" draw:z-index="203"><draw:text-box fo:min-height="0.651cm"><text:p text:style-name="P18"><text:span text:style-name="T7">7</text:span></text:p></draw:text-box></draw:frame><text:p text:style-name="P8"><text:span text:style-name="T7">Hurrikan</text:span></text:p><text:p text:style-name="P28"><text:span text:style-name="T7">Der Meeresgott zerstört alle Holzteile und Häuser in einer Reihe.</text:span></text:p></draw:text-box></draw:frame></text:span><draw:frame draw:style-name="fr4" draw:name="Rahmen155" text:anchor-type="as-char" svg:width="5.001cm" svg:height="7.001cm" draw:z-index="152"><draw:text-box><draw:frame draw:style-name="fr2" draw:name="Rahmen156" text:anchor-type="frame" svg:x="3.709cm" svg:y="5.988cm" svg:width="0.878cm" draw:z-index="153"><draw:text-box fo:min-height="0.651cm"><text:p text:style-name="P18"><text:span text:style-name="T7">5</text:span></text:p></draw:text-box></draw:frame><text:p text:style-name="P8"><text:span text:style-name="T7">Blitzschlag</text:span></text:p><text:p text:style-name="P28"><text:span text:style-name="T7">Töte 2 Personen, aber jedes Volk erhält 6 Holz.</text:span></text:p></draw:text-box></draw:frame><draw:frame draw:style-name="fr4" draw:name="Rahmen161" text:anchor-type="as-char" svg:width="5.001cm" svg:height="7.001cm" draw:z-index="158"><draw:text-box><draw:frame draw:style-name="fr2" draw:name="Rahmen162" text:anchor-type="frame" svg:x="3.709cm" svg:y="5.988cm" svg:width="0.878cm" draw:z-index="159"><draw:text-box fo:min-height="0.651cm"><text:p text:style-name="P19"><text:span text:style-name="T8">6</text:span></text:p></draw:text-box></draw:frame><text:p text:style-name="P8"><text:span text:style-name="T7">Blitzschlag</text:span></text:p><text:p text:style-name="P28"><text:span text:style-name="T7">Töte </text:span><text:span text:style-name="T8">1</text:span><text:span text:style-name="T7"> Person </text:span><text:span text:style-name="T8">pro Volk.</text:span></text:p></draw:text-box></draw:frame><draw:frame draw:style-name="fr4" draw:name="Rahmen191" text:anchor-type="as-char" svg:width="5.001cm" svg:height="7.001cm" draw:z-index="188"><draw:text-box><draw:frame draw:style-name="fr2" draw:name="Rahmen192" text:anchor-type="frame" svg:x="3.709cm" svg:y="5.988cm" svg:width="0.878cm" draw:z-index="189"><draw:text-box fo:min-height="0.651cm"><text:p text:style-name="P19"><text:span text:style-name="T8">6</text:span></text:p></draw:text-box></draw:frame><text:p text:style-name="P8"><text:span text:style-name="T7">Blitzschlag</text:span></text:p><text:p text:style-name="P28"><text:span text:style-name="T7">Töte </text:span><text:span text:style-name="T8">1</text:span><text:span text:style-name="T7"> Person </text:span><text:span text:style-name="T8">pro Volk.</text:span></text:p></draw:text-box></draw:frame><text:soft-page-break/><draw:frame draw:style-name="fr4" draw:name="Rahmen157" text:anchor-type="as-char" svg:width="5.001cm" svg:height="7.001cm" draw:z-index="154"><draw:text-box><draw:frame draw:style-name="fr2" draw:name="Rahmen158" text:anchor-type="frame" svg:x="3.709cm" svg:y="5.988cm" svg:width="0.878cm" draw:z-index="155"><draw:text-box fo:min-height="0.651cm"><text:p text:style-name="P19"><text:span text:style-name="T8">7</text:span></text:p></draw:text-box></draw:frame><text:p text:style-name="P11"><text:span text:style-name="T10">Erntesegnung</text:span></text:p><text:p text:style-name="P28"><text:span text:style-name="T7">Töte </text:span><text:span text:style-name="T8">3</text:span><text:span text:style-name="T7"> Personen, aber jedes Volk erhält </text:span><text:span text:style-name="T8">2 Nahrung</text:span><text:span text:style-name="T7">.</text:span></text:p></draw:text-box></draw:frame><draw:frame draw:style-name="fr4" draw:name="Rahmen163" text:anchor-type="as-char" svg:width="5.001cm" svg:height="7.001cm" draw:z-index="160"><draw:text-box><draw:frame draw:style-name="fr2" draw:name="Rahmen164" text:anchor-type="frame" svg:x="3.709cm" svg:y="5.988cm" svg:width="0.878cm" draw:z-index="161"><draw:text-box fo:min-height="0.651cm"><text:p text:style-name="P19"><text:span text:style-name="T8">7</text:span></text:p></draw:text-box></draw:frame><text:p text:style-name="P11"><text:span text:style-name="T10">Erntesegnung</text:span></text:p><text:p text:style-name="P28"><text:span text:style-name="T7">Töte </text:span><text:span text:style-name="T8">3</text:span><text:span text:style-name="T7"> Personen, aber jedes Volk erhält </text:span><text:span text:style-name="T8">2 Nahrung</text:span><text:span text:style-name="T7">.</text:span></text:p></draw:text-box></draw:frame><draw:frame draw:style-name="fr4" draw:name="Rahmen217" text:anchor-type="as-char" svg:width="5.001cm" svg:height="7.001cm" draw:z-index="216"><draw:text-box><draw:frame draw:style-name="fr2" draw:name="Rahmen218" text:anchor-type="frame" svg:x="3.709cm" svg:y="5.988cm" svg:width="0.878cm" draw:z-index="217"><draw:text-box fo:min-height="0.651cm"><text:p text:style-name="P21"><text:span text:style-name="T10">3</text:span></text:p></draw:text-box></draw:frame><text:p text:style-name="P11"><text:span text:style-name="T10">Erntesegnung</text:span></text:p><text:p text:style-name="P28"><text:span text:style-name="T7">Töte </text:span><text:span text:style-name="T10">2</text:span><text:span text:style-name="T7"> Personen, aber jedes Volk erhält </text:span><text:span text:style-name="T10">5</text:span><text:span text:style-name="T8"> Nahrung</text:span><text:span text:style-name="T7">.</text:span></text:p></draw:text-box></draw:frame><draw:frame draw:style-name="fr4" draw:name="Rahmen159" text:anchor-type="as-char" svg:width="5.001cm" svg:height="7.001cm" draw:z-index="156"><draw:text-box><draw:frame draw:style-name="fr2" draw:name="Rahmen160" text:anchor-type="frame" svg:x="0.55cm" svg:y="5.988cm" svg:width="4.038cm" draw:z-index="157"><draw:text-box fo:min-height="0.718cm"><text:p text:style-name="P19"><text:span text:style-name="T8">2xn + 2xm</text:span></text:p></draw:text-box></draw:frame><text:p text:style-name="P9"><text:span text:style-name="T8">Tornado</text:span></text:p><text:p text:style-name="P28"><text:span text:style-name="T7">Der Meeresgott zerstört </text:span><text:span text:style-name="T8">die Häuser und Holzteile auf einem Feld. Kostet 2 Opfer pro Haus, 1 Opfer pro Resource.</text:span></text:p></draw:text-box></draw:frame><draw:frame draw:style-name="fr4" draw:name="Rahmen199" text:anchor-type="as-char" svg:width="5.001cm" svg:height="7.001cm" draw:z-index="196"><draw:text-box><draw:frame draw:style-name="fr2" draw:name="Rahmen200" text:anchor-type="frame" svg:x="0.55cm" svg:y="5.988cm" svg:width="4.038cm" draw:z-index="197"><draw:text-box fo:min-height="0.718cm"><text:p text:style-name="P19"><text:span text:style-name="T8">2xn + 2xm</text:span></text:p></draw:text-box></draw:frame><text:p text:style-name="P9"><text:span text:style-name="T8">Tornado</text:span></text:p><text:p text:style-name="P28"><text:span text:style-name="T7">Der Meeresgott zerstört </text:span><text:span text:style-name="T8">die Häuser und Holzteile auf einem Feld. Kostet 2 Opfer pro Haus, 1 Opfer pro Resource.</text:span></text:p></draw:text-box></draw:frame><draw:frame draw:style-name="fr4" draw:name="Rahmen165" text:anchor-type="as-char" svg:width="5.001cm" svg:height="7.001cm" draw:z-index="162"><draw:text-box><draw:frame draw:style-name="fr2" draw:name="Rahmen166" text:anchor-type="frame" svg:x="3.709cm" svg:y="5.988cm" svg:width="0.878cm" draw:z-index="163"><draw:text-box fo:min-height="0.651cm"><text:p text:style-name="P19"><text:span text:style-name="T8">9</text:span></text:p></draw:text-box></draw:frame><text:p text:style-name="P9"><text:span text:style-name="T8">Taifun</text:span></text:p><text:p text:style-name="P28"><text:span text:style-name="T7">Der Meeresgott </text:span><text:span text:style-name="T8">flutet 6 Küstenfelder und zerstört alles auf diesen Feldern. Er verteilt 5 Nahrung 5 Holz auf den Küstenfeldern.</text:span></text:p><text:p text:style-name="P28"><text:span text:style-name="T8"/></text:p></draw:text-box></draw:frame><draw:frame draw:style-name="fr4" draw:name="Rahmen195" text:anchor-type="as-char" svg:width="5.001cm" svg:height="7.001cm" draw:z-index="192"><draw:text-box><draw:frame draw:style-name="fr2" draw:name="Rahmen196" text:anchor-type="frame" svg:x="3.709cm" svg:y="5.988cm" svg:width="0.878cm" draw:z-index="193"><draw:text-box fo:min-height="0.651cm"><text:p text:style-name="P19"><text:span text:style-name="T8">7</text:span></text:p></draw:text-box></draw:frame><text:p text:style-name="P9"><text:span text:style-name="T8">Taifun</text:span></text:p><text:p text:style-name="P28"><text:span text:style-name="T7">Der Meeresgott </text:span><text:span text:style-name="T8">flutet 5 Küstenfelder und zerstört alles auf diesen Feldern. Er verteilt 5 Nahrung 5 Holz auf den Küstenfeldern.</text:span></text:p><text:p text:style-name="P28"><text:span text:style-name="T8"/></text:p></draw:text-box></draw:frame><draw:frame draw:style-name="fr4" draw:name="Rahmen167" text:anchor-type="as-char" svg:width="5.001cm" svg:height="7.001cm" draw:z-index="164"><draw:text-box><draw:frame draw:style-name="fr2" draw:name="Rahmen168" text:anchor-type="frame" svg:x="3.709cm" svg:y="5.988cm" svg:width="0.878cm" draw:z-index="165"><draw:text-box fo:min-height="0.651cm"><text:p text:style-name="P19"><text:span text:style-name="T8">9</text:span></text:p></draw:text-box></draw:frame><text:p text:style-name="P9"><text:span text:style-name="T8">Heiliges Zeichen</text:span></text:p><text:p text:style-name="P29"><text:span text:style-name="T8">Lege den Tempel zu einer anderen Stadt.</text:span></text:p><text:p text:style-name="P28"><text:span text:style-name="T8"/></text:p></draw:text-box></draw:frame><draw:frame draw:style-name="fr4" draw:name="Rahmen169" text:anchor-type="as-char" svg:width="5.001cm" svg:height="7.001cm" draw:z-index="166"><draw:text-box><draw:frame draw:style-name="fr2" draw:name="Rahmen170" text:anchor-type="frame" svg:x="3.709cm" svg:y="5.988cm" svg:width="0.878cm" draw:z-index="167"><draw:text-box fo:min-height="0.651cm"><text:p text:style-name="P19"><text:span text:style-name="T8">1</text:span></text:p></draw:text-box></draw:frame><text:p text:style-name="P9"><text:span text:style-name="T8">Felshagel</text:span></text:p><text:p text:style-name="P29"><text:span text:style-name="T8">Der Meeresgott schleudert 1 Erz auf ein Feld und zerstört ein Haus auf diesem Feld.</text:span></text:p></draw:text-box></draw:frame><text:soft-page-break/><draw:frame draw:style-name="fr4" draw:name="Rahmen171" text:anchor-type="as-char" svg:width="5.001cm" svg:height="7.001cm" draw:z-index="168"><draw:text-box><draw:frame draw:style-name="fr2" draw:name="Rahmen172" text:anchor-type="frame" svg:x="3.709cm" svg:y="5.988cm" svg:width="0.878cm" draw:z-index="169"><draw:text-box fo:min-height="0.651cm"><text:p text:style-name="P19"><text:span text:style-name="T8">6</text:span></text:p></draw:text-box></draw:frame><text:p text:style-name="P9"><text:span text:style-name="T8">Hagelsturm</text:span></text:p><text:p text:style-name="P28"><text:span text:style-name="T7">Der Meeresgott </text:span><text:span text:style-name="T8">zerstört alle Nahrungsteile und Menschen die nicht bei einem Haus stehen.</text:span></text:p><text:p text:style-name="P28"><text:span text:style-name="T8"/></text:p></draw:text-box></draw:frame><draw:frame draw:style-name="fr4" draw:name="Rahmen179" text:anchor-type="as-char" svg:width="5.001cm" svg:height="7.001cm" draw:z-index="176"><draw:text-box><draw:frame draw:style-name="fr2" draw:name="Rahmen180" text:anchor-type="frame" svg:x="3.709cm" svg:y="5.988cm" svg:width="0.878cm" draw:z-index="177"><draw:text-box fo:min-height="0.651cm"><text:p text:style-name="P19"><text:span text:style-name="T8">6</text:span></text:p></draw:text-box></draw:frame><text:p text:style-name="P9"><text:span text:style-name="T8">Hagelsturm</text:span></text:p><text:p text:style-name="P28"><text:span text:style-name="T7">Der Meeresgott </text:span><text:span text:style-name="T8">zerstört alle Nahrungsteile und Menschen die nicht bei einem Haus stehen.</text:span></text:p><text:p text:style-name="P28"><text:span text:style-name="T8"/></text:p></draw:text-box></draw:frame><draw:frame draw:style-name="fr4" draw:name="Rahmen193" text:anchor-type="as-char" svg:width="5.001cm" svg:height="7.001cm" draw:z-index="190"><draw:text-box><draw:frame draw:style-name="fr2" draw:name="Rahmen194" text:anchor-type="frame" svg:x="3.709cm" svg:y="5.988cm" svg:width="0.878cm" draw:z-index="191"><draw:text-box fo:min-height="0.651cm"><text:p text:style-name="P19"><text:span text:style-name="T8">4</text:span></text:p></draw:text-box></draw:frame><text:p text:style-name="P8"><text:span text:style-name="T7">Blitz</text:span></text:p><text:p text:style-name="P28"><text:span text:style-name="T7">Töte </text:span><text:span text:style-name="T8">1</text:span><text:span text:style-name="T7"> Person, </text:span><text:span text:style-name="T8">das betroffene Volk bekommt 1 Holz 1 Erz 1 Nahrung.</text:span></text:p></draw:text-box></draw:frame><draw:frame draw:style-name="fr4" draw:name="Rahmen173" text:anchor-type="as-char" svg:width="5.001cm" svg:height="7.001cm" draw:z-index="170"><draw:text-box><draw:frame draw:style-name="fr2" draw:name="Rahmen174" text:anchor-type="frame" svg:x="3.709cm" svg:y="5.988cm" svg:width="0.878cm" draw:z-index="171"><draw:text-box fo:min-height="0.651cm"><text:p text:style-name="P19"><text:span text:style-name="T8">4</text:span></text:p></draw:text-box></draw:frame><text:p text:style-name="P8"><text:span text:style-name="T7">Blitz</text:span></text:p><text:p text:style-name="P28"><text:span text:style-name="T7">Töte </text:span><text:span text:style-name="T8">1</text:span><text:span text:style-name="T7"> Person, </text:span><text:span text:style-name="T8">das betroffene Volk bekommt 1 Holz 1 Erz 1 Nahrung.</text:span></text:p></draw:text-box></draw:frame><draw:frame draw:style-name="fr4" draw:name="Rahmen175" text:anchor-type="as-char" svg:width="5.001cm" svg:height="7.001cm" draw:z-index="172"><draw:text-box><draw:frame draw:style-name="fr2" draw:name="Rahmen176" text:anchor-type="frame" svg:x="3.709cm" svg:y="5.988cm" svg:width="0.878cm" draw:z-index="173"><draw:text-box fo:min-height="0.651cm"><text:p text:style-name="P18"><text:span text:style-name="T7">5</text:span></text:p></draw:text-box></draw:frame><text:p text:style-name="P9"><text:span text:style-name="T8">Hagel</text:span></text:p><text:p text:style-name="P28"><text:span text:style-name="T7">Töte 2 Personen, aber jedes Volk erhält </text:span><text:span text:style-name="T8">2 Erz</text:span><text:span text:style-name="T7">.</text:span></text:p></draw:text-box></draw:frame><draw:frame draw:style-name="fr4" draw:name="Rahmen177" text:anchor-type="as-char" svg:width="5.001cm" svg:height="7.001cm" draw:z-index="174"><draw:text-box><draw:frame draw:style-name="fr2" draw:name="Rahmen178" text:anchor-type="frame" svg:x="3.709cm" svg:y="5.988cm" svg:width="0.878cm" draw:z-index="175"><draw:text-box fo:min-height="0.651cm"><text:p text:style-name="P18"><text:span text:style-name="T7">5</text:span></text:p></draw:text-box></draw:frame><text:p text:style-name="P9"><text:span text:style-name="T8">Sturmflut</text:span></text:p><text:p text:style-name="P28"><text:span text:style-name="T7">Töte 2 Personen </text:span><text:span text:style-name="T8">in Küstenstädten.</text:span></text:p></draw:text-box></draw:frame><draw:frame draw:style-name="fr4" draw:name="Rahmen181" text:anchor-type="as-char" svg:width="5.001cm" svg:height="7.001cm" draw:z-index="178"><draw:text-box><draw:frame draw:style-name="fr2" draw:name="Rahmen182" text:anchor-type="frame" svg:x="3.709cm" svg:y="5.988cm" svg:width="0.878cm" draw:z-index="179"><draw:text-box fo:min-height="0.651cm"><text:p text:style-name="P19"><text:span text:style-name="T8">0</text:span></text:p></draw:text-box></draw:frame><text:p text:style-name="P9"><text:span text:style-name="T8">Regen</text:span></text:p><text:p text:style-name="P29"><text:span text:style-name="T8">Der Meeresgott verteilt 1 Nahrung 2 Holz</text:span></text:p></draw:text-box></draw:frame><draw:frame draw:style-name="fr4" draw:name="Rahmen183" text:anchor-type="as-char" svg:width="5.001cm" svg:height="7.001cm" draw:z-index="180"><draw:text-box><draw:frame draw:style-name="fr2" draw:name="Rahmen184" text:anchor-type="frame" svg:x="3.709cm" svg:y="5.988cm" svg:width="0.878cm" draw:z-index="181"><draw:text-box fo:min-height="0.651cm"><text:p text:style-name="P19"><text:span text:style-name="T8">0</text:span></text:p></draw:text-box></draw:frame><text:p text:style-name="P9"><text:span text:style-name="T8">Regen</text:span></text:p><text:p text:style-name="P29"><text:span text:style-name="T8">Der Meeresgott verteilt 3 Holz</text:span></text:p></draw:text-box></draw:frame><draw:frame draw:style-name="fr4" draw:name="Rahmen185" text:anchor-type="as-char" svg:width="5.001cm" svg:height="7.001cm" draw:z-index="182"><draw:text-box><draw:frame draw:style-name="fr2" draw:name="Rahmen186" text:anchor-type="frame" svg:x="3.709cm" svg:y="5.988cm" svg:width="0.878cm" draw:z-index="183"><draw:text-box fo:min-height="0.651cm"><text:p text:style-name="P19"><text:span text:style-name="T8">2</text:span></text:p></draw:text-box></draw:frame><text:p text:style-name="P9"><text:span text:style-name="T8">Dürre</text:span></text:p><text:p text:style-name="P29"><text:span text:style-name="T8">Die Nahrungsproduktion fällt für eine Runde aus.</text:span></text:p></draw:text-box></draw:frame><text:soft-page-break/><draw:frame draw:style-name="fr4" draw:name="Rahmen187" text:anchor-type="as-char" svg:width="5.001cm" svg:height="7.001cm" draw:z-index="184"><draw:text-box><draw:frame draw:style-name="fr2" draw:name="Rahmen188" text:anchor-type="frame" svg:x="3.709cm" svg:y="5.988cm" svg:width="0.878cm" draw:z-index="185"><draw:text-box fo:min-height="0.651cm"><text:p text:style-name="P19"><text:span text:style-name="T8">5</text:span></text:p></draw:text-box></draw:frame><text:p text:style-name="P9"><text:span text:style-name="T8">Die dritte Hand</text:span></text:p><text:p text:style-name="P29"><text:span text:style-name="T8">Der Meeresgott darf permanent eine weitere Karte besitzen.</text:span></text:p></draw:text-box></draw:frame><draw:frame draw:style-name="fr4" draw:name="Rahmen189" text:anchor-type="as-char" svg:width="5.001cm" svg:height="7.001cm" draw:z-index="186"><draw:text-box><draw:frame draw:style-name="fr2" draw:name="Rahmen190" text:anchor-type="frame" svg:x="3.709cm" svg:y="5.988cm" svg:width="0.878cm" draw:z-index="187"><draw:text-box fo:min-height="0.651cm"><text:p text:style-name="P19"><text:span text:style-name="T8">5</text:span></text:p></draw:text-box></draw:frame><text:p text:style-name="P9"><text:span text:style-name="T8">Eiswasserflut</text:span></text:p><text:p text:style-name="P29"><text:span text:style-name="T8">Der Meeresgott lässt die Menschen auf 2 benachbarten Küstenfeldern erfrieren.</text:span></text:p></draw:text-box></draw:frame><draw:frame draw:style-name="fr4" draw:name="Rahmen197" text:anchor-type="as-char" svg:width="5.001cm" svg:height="7.001cm" draw:z-index="194"><draw:text-box><draw:frame draw:style-name="fr2" draw:name="Rahmen198" text:anchor-type="frame" svg:x="3.709cm" svg:y="5.988cm" svg:width="0.878cm" draw:z-index="195"><draw:text-box fo:min-height="0.651cm"><text:p text:style-name="P19"><text:span text:style-name="T8">5</text:span></text:p></draw:text-box></draw:frame><text:p text:style-name="P9"><text:span text:style-name="T8">Eiswasserflut</text:span></text:p><text:p text:style-name="P29"><text:span text:style-name="T8">Der Meeresgott lässt die Menschen auf 2 benachbarten Küstenfeldern erfrieren.</text:span></text:p></draw:text-box></draw:frame><draw:frame draw:style-name="fr4" draw:name="Rahmen201" text:anchor-type="as-char" svg:width="5.001cm" svg:height="7.001cm" draw:z-index="198"><draw:text-box><draw:frame draw:style-name="fr2" draw:name="Rahmen202" text:anchor-type="frame" svg:x="3.709cm" svg:y="5.988cm" svg:width="0.878cm" draw:z-index="199"><draw:text-box fo:min-height="0.651cm"><text:p text:style-name="P20"><text:span text:style-name="T9">2</text:span></text:p></draw:text-box></draw:frame><text:p text:style-name="P10"><text:span text:style-name="T9">Gewitter</text:span></text:p><text:p text:style-name="P29"><text:span text:style-name="T8">Der Meeresgott </text:span><text:span text:style-name="T9">tötet die Menschen auf einem Feld, die nicht ein Feld mit einem Haus berühren.</text:span></text:p></draw:text-box></draw:frame><draw:frame draw:style-name="fr4" draw:name="Rahmen205" text:anchor-type="as-char" svg:width="5.001cm" svg:height="7.001cm" draw:z-index="204"><draw:text-box><draw:frame draw:style-name="fr2" draw:name="Rahmen206" text:anchor-type="frame" svg:x="3.709cm" svg:y="5.988cm" svg:width="0.878cm" draw:z-index="205"><draw:text-box fo:min-height="0.651cm"><text:p text:style-name="P20"><text:span text:style-name="T9">n</text:span></text:p></draw:text-box></draw:frame><text:p text:style-name="P10"><text:span text:style-name="T9">Wirbelsturm</text:span></text:p><text:p text:style-name="P29"><text:span text:style-name="T8">Der Meeresgott </text:span><text:span text:style-name="T9">zerstört alles auf einem Feld. Jede Ressource und Haus kostet 1 Opfer. Der Gott muss genug Opfer für das gesamte Feld haben.</text:span></text:p></draw:text-box></draw:frame><draw:frame draw:style-name="fr4" draw:name="Rahmen211" text:anchor-type="as-char" svg:width="5.001cm" svg:height="7.001cm" draw:z-index="210"><draw:text-box><draw:frame draw:style-name="fr2" draw:name="Rahmen212" text:anchor-type="frame" svg:x="3.709cm" svg:y="5.988cm" svg:width="0.878cm" draw:z-index="211"><draw:text-box fo:min-height="0.651cm"><text:p text:style-name="P20"><text:span text:style-name="T9">n</text:span></text:p></draw:text-box></draw:frame><text:p text:style-name="P10"><text:span text:style-name="T9">Wirbelsturm</text:span></text:p><text:p text:style-name="P29"><text:span text:style-name="T8">Der Meeresgott </text:span><text:span text:style-name="T9">zerstört alles auf einem Feld. Jede Ressource und Haus kostet 1 Opfer. Der Gott muss genug Opfer für das gesamte Feld haben.</text:span></text:p></draw:text-box></draw:frame><draw:frame draw:style-name="fr4" draw:name="Rahmen207" text:anchor-type="as-char" svg:width="5.001cm" svg:height="7.001cm" draw:z-index="206"><draw:text-box><draw:frame draw:style-name="fr2" draw:name="Rahmen208" text:anchor-type="frame" svg:x="3.709cm" svg:y="5.988cm" svg:width="0.878cm" draw:z-index="207"><draw:text-box fo:min-height="0.651cm"><text:p text:style-name="P20"><text:span text:style-name="T9">6</text:span></text:p></draw:text-box></draw:frame><text:p text:style-name="P10"><text:span text:style-name="T9">Blitzregen</text:span></text:p><text:p text:style-name="P29"><text:span text:style-name="T8">Der Meeresgott </text:span><text:span text:style-name="T9">tötet alle Menschen, die nicht ein Feld mit einem Haus berühren.</text:span></text:p></draw:text-box></draw:frame><draw:frame draw:style-name="fr4" draw:name="Rahmen209" text:anchor-type="as-char" svg:width="5.001cm" svg:height="7.001cm" draw:z-index="208"><draw:text-box><draw:frame draw:style-name="fr2" draw:name="Rahmen210" text:anchor-type="frame" svg:x="3.709cm" svg:y="5.988cm" svg:width="0.878cm" draw:z-index="209"><draw:text-box fo:min-height="0.651cm"><text:p text:style-name="P21"><text:span text:style-name="T10">4</text:span></text:p></draw:text-box></draw:frame><text:p text:style-name="P11"><text:span text:style-name="T10">Flut</text:span></text:p><text:p text:style-name="P29"><text:span text:style-name="T8">Der Meeresgott </text:span><text:span text:style-name="T10">flutet eine Reihe aus 3 Küstenfeldern. Alle Ressourcen werden um 2 nach innen bewegt, Häuser zerstört.</text:span></text:p></draw:text-box></draw:frame><draw:frame draw:style-name="fr4" draw:name="Rahmen213" text:anchor-type="as-char" svg:width="5.001cm" svg:height="7.001cm" draw:z-index="212"><draw:text-box><draw:frame draw:style-name="fr2" draw:name="Rahmen214" text:anchor-type="frame" svg:x="3.709cm" svg:y="5.988cm" svg:width="0.878cm" draw:z-index="213"><draw:text-box fo:min-height="0.651cm"><text:p text:style-name="P21"><text:span text:style-name="T10">4</text:span></text:p></draw:text-box></draw:frame><text:p text:style-name="P11"><text:span text:style-name="T10">Flut</text:span></text:p><text:p text:style-name="P29"><text:span text:style-name="T8">Der Meeresgott </text:span><text:span text:style-name="T10">flutet eine Reihe aus 3 Küstenfeldern. Alle Ressourcen werden um 2 nach innen bewegt, Häuser zerstört.</text:span></text:p></draw:text-box></draw:frame><text:soft-page-break/><draw:frame draw:style-name="fr4" draw:name="Rahmen215" text:anchor-type="as-char" svg:width="5.001cm" svg:height="7.001cm" draw:z-index="214"><draw:text-box><draw:frame draw:style-name="fr2" draw:name="Rahmen216" text:anchor-type="frame" svg:x="3.709cm" svg:y="5.988cm" svg:width="0.878cm" draw:z-index="215"><draw:text-box fo:min-height="0.651cm"><text:p text:style-name="P21"><text:span text:style-name="T10">2</text:span></text:p></draw:text-box></draw:frame><text:p text:style-name="P11"><text:span text:style-name="T10">Überschwemmung</text:span></text:p><text:p text:style-name="P29"><text:span text:style-name="T8">Der Meeresgott </text:span><text:span text:style-name="T10">verhindert jegliche Bewegung auf Küstenfeldern und verteilt 2 Nahrung 2 Holz.</text:span></text:p></draw:text-box></draw:frame><draw:frame draw:style-name="fr4" draw:name="Rahmen219" text:anchor-type="as-char" svg:width="5.001cm" svg:height="7.001cm" draw:z-index="218"><draw:text-box><draw:frame draw:style-name="fr2" draw:name="Rahmen220" text:anchor-type="frame" svg:x="3.709cm" svg:y="5.988cm" svg:width="0.878cm" draw:z-index="219"><draw:text-box fo:min-height="0.651cm"><text:p text:style-name="P19"><text:span text:style-name="T8">6</text:span></text:p></draw:text-box></draw:frame><text:p text:style-name="P11"><text:span text:style-name="T10">Genozid</text:span></text:p><text:p text:style-name="P28"><text:span text:style-name="T7">Töte </text:span><text:span text:style-name="T10">3 Personen des gleichen Volkes.</text:span></text:p></draw:text-box></draw:frame><draw:frame draw:style-name="fr4" draw:name="Rahmen221" text:anchor-type="as-char" svg:width="5.001cm" svg:height="7.001cm" draw:z-index="220"><draw:text-box><draw:frame draw:style-name="fr2" draw:name="Rahmen222" text:anchor-type="frame" svg:x="3.709cm" svg:y="5.988cm" svg:width="0.878cm" draw:z-index="221"><draw:text-box fo:min-height="0.651cm"><text:p text:style-name="P21"><text:span text:style-name="T10">1</text:span></text:p></draw:text-box></draw:frame><text:p text:style-name="P11"><text:span text:style-name="T10">Überschwemmung</text:span></text:p><text:p text:style-name="P29"><text:span text:style-name="T8">Der Meeresgott </text:span><text:span text:style-name="T10">verhindert jegliche Bewegung auf Küstenfeldern und verteilt 5 Nahrung 5 Holz.</text:span></text:p></draw:text-box></draw:frame><draw:frame draw:style-name="fr4" draw:name="Rahmen223" text:anchor-type="as-char" svg:width="5.001cm" svg:height="7.001cm" draw:z-index="222"><draw:text-box><draw:frame draw:style-name="fr2" draw:name="Rahmen224" text:anchor-type="frame" svg:x="3.709cm" svg:y="5.988cm" svg:width="0.878cm" draw:z-index="223"><draw:text-box fo:min-height="0.651cm"><text:p text:style-name="P19"><text:span text:style-name="T8">6</text:span></text:p></draw:text-box></draw:frame><text:p text:style-name="P11"><text:span text:style-name="T10">Märtyrer</text:span></text:p><text:p text:style-name="P28"><text:span text:style-name="T7">Töte </text:span><text:span text:style-name="T8">1</text:span><text:span text:style-name="T7"> Person</text:span><text:span text:style-name="T8">, </text:span><text:span text:style-name="T10">das betroffene Volk erhält 1 Erz 1 Nahrung 1 Holz</text:span></text:p></draw:text-box></draw:frame><draw:frame draw:style-name="fr4" draw:name="Rahmen225" text:anchor-type="as-char" svg:width="5.001cm" svg:height="7.001cm" draw:z-index="224"><draw:text-box><draw:frame draw:style-name="fr2" draw:name="Rahmen226" text:anchor-type="frame" svg:x="3.709cm" svg:y="5.988cm" svg:width="0.878cm" draw:z-index="225"><draw:text-box fo:min-height="0.651cm"><text:p text:style-name="P21"><text:span text:style-name="T10">1</text:span></text:p></draw:text-box></draw:frame><text:p text:style-name="P11"><text:span text:style-name="T10">Wut</text:span></text:p><text:p text:style-name="P30"><text:span text:style-name="T10">Der Meeresgott erschlägt einen Menschen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2:44:06.08</meta:creation-date>
    <dc:date>2017-01-22T14:41:20.50</dc:date>
    <meta:editing-duration>PT1H40M50S</meta:editing-duration>
    <meta:editing-cycles>7</meta:editing-cycles>
    <meta:generator>LibreOffice/4.0.3.3$Windows_x86 LibreOffice_project/0eaa50a932c8f2199a615e1eb30f7ac74279539</meta:generator>
    <meta:document-statistic meta:table-count="0" meta:image-count="0" meta:object-count="0" meta:page-count="13" meta:paragraph-count="344" meta:word-count="1661" meta:character-count="10122" meta:non-whitespace-character-count="8798"/>
  </office:meta>
</office:document-meta>
</file>